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2.2898in"/>
    </style:style>
    <style:style style:name="co3" style:family="table-column">
      <style:table-column-properties fo:break-before="auto" style:column-width="2.7453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2.5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1.1102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6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f 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11.5508in" svg:y="0.0079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table table:name="sfunits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3" office:value-type="string">
            <text:p>date</text:p>
          </table:table-cell>
          <table:table-cell table:style-name="ce3" office:value-type="string">
            <text:p>Total</text:p>
          </table:table-cell>
          <table:table-cell office:value-type="string">
            <text:p>Projected</text:p>
          </table:table-cell>
        </table:table-row>
        <table:table-row table:style-name="ro4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1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1" table:formula="of:=[.J3]-[.I3]" office:value-type="float" office:value="338278">
            <text:p>338278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4" office:value-type="float" office:value="378424">
            <text:p>378424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1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1" table:formula="of:=[.J4]-[.I4]" office:value-type="float" office:value="340271">
            <text:p>340271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4" table:formula="of:=[.N2]*1.013" office:value-type="float" office:value="383343.512">
            <text:p>383344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1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1" table:formula="of:=[.J5]-[.I5]" office:value-type="float" office:value="342265">
            <text:p>342265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4" table:formula="of:=[.N3]*1.013" office:value-type="float" office:value="388326.977656">
            <text:p>388327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1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1" table:formula="of:=[.J6]-[.I6]" office:value-type="float" office:value="344260">
            <text:p>344260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4" table:formula="of:=[.N4]*1.013" office:value-type="float" office:value="393375.228365528">
            <text:p>393375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1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1" table:formula="of:=[.J7]-[.I7]" office:value-type="float" office:value="346256">
            <text:p>346256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4" table:formula="of:=[.N5]*1.013" office:value-type="float" office:value="398489.10633428">
            <text:p>398489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1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1" table:formula="of:=[.J8]-[.I8]" office:value-type="float" office:value="348253">
            <text:p>348253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4" table:formula="of:=[.N6]*1.013" office:value-type="float" office:value="403669.464716625">
            <text:p>403669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1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1" table:formula="of:=[.J9]-[.I9]" office:value-type="float" office:value="350251">
            <text:p>350251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4" table:formula="of:=[.N7]*1.013" office:value-type="float" office:value="408917.167757941">
            <text:p>408917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1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1" table:formula="of:=[.J10]-[.I10]" office:value-type="float" office:value="352250">
            <text:p>352250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4" table:formula="of:=[.N8]*1.013" office:value-type="float" office:value="414233.090938795">
            <text:p>414233</text:p>
          </table:table-cell>
        </table:table-row>
        <table:table-row table:style-name="ro4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1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1" table:formula="of:=[.J11]-[.I11]" office:value-type="float" office:value="354250">
            <text:p>354250</text:p>
          </table:table-cell>
          <table:table-cell table:number-columns-repeated="4"/>
        </table:table-row>
        <table:table-row table:style-name="ro4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1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1" table:formula="of:=[.J12]-[.I12]" office:value-type="float" office:value="356251">
            <text:p>356251</text:p>
          </table:table-cell>
          <table:table-cell table:number-columns-repeated="4"/>
        </table:table-row>
        <table:table-row table:style-name="ro4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1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1" table:formula="of:=[.J13]-[.I13]" office:value-type="float" office:value="358253">
            <text:p>358253</text:p>
          </table:table-cell>
          <table:table-cell table:number-columns-repeated="4"/>
        </table:table-row>
        <table:table-row table:style-name="ro4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1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1" table:formula="of:=[.J14]-[.I14]" office:value-type="float" office:value="360256">
            <text:p>360256</text:p>
          </table:table-cell>
          <table:table-cell table:number-columns-repeated="4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1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1" table:formula="of:=[.J15]-[.I15]" office:value-type="float" office:value="362260">
            <text:p>362260</text:p>
          </table:table-cell>
          <table:table-cell table:number-columns-repeated="4"/>
        </table:table-row>
        <table:table-row table:style-name="ro4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1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1" table:formula="of:=[.J16]-[.I16]" office:value-type="float" office:value="364265">
            <text:p>364265</text:p>
          </table:table-cell>
          <table:table-cell table:number-columns-repeated="4"/>
        </table:table-row>
        <table:table-row table:style-name="ro4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1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1" table:formula="of:=[.J17]-[.I17]" office:value-type="float" office:value="366271">
            <text:p>366271</text:p>
          </table:table-cell>
          <table:table-cell table:number-columns-repeated="4"/>
        </table:table-row>
        <table:table-row table:style-name="ro4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1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1" table:formula="of:=[.J18]-[.I18]" office:value-type="float" office:value="368278">
            <text:p>368278</text:p>
          </table:table-cell>
          <table:table-cell table:number-columns-repeated="4"/>
        </table:table-row>
        <table:table-row table:style-name="ro4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1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1" table:formula="of:=[.J19]-[.I19]" office:value-type="float" office:value="370286">
            <text:p>370286</text:p>
          </table:table-cell>
          <table:table-cell table:number-columns-repeated="4"/>
        </table:table-row>
        <table:table-row table:style-name="ro4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1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1" table:formula="of:=[.J20]-[.I20]" office:value-type="float" office:value="372295">
            <text:p>372295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1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1" table:formula="of:=[.J21]-[.I21]" office:value-type="float" office:value="374305">
            <text:p>374305</text:p>
          </table:table-cell>
          <table:table-cell table:number-columns-repeated="4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1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1" office:value-type="float" office:value="376316">
            <text:p>376316</text:p>
          </table:table-cell>
          <table:table-cell table:number-columns-repeated="4"/>
        </table:table-row>
        <table:table-row table:style-name="ro2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608">
            <text:p>608</text:p>
          </table:table-cell>
          <table:table-cell table:style-name="ce2" office:value-type="float" office:value="376924">
            <text:p>376924</text:p>
          </table:table-cell>
          <table:table-cell table:number-columns-repeated="2"/>
          <table:table-cell office:value-type="float" office:value="2012">
            <text:p>2012</text:p>
          </table:table-cell>
          <table:table-cell table:style-name="ce2" office:value-type="float" office:value="376924">
            <text:p>37692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1500+[.J22]" office:value-type="float" office:value="378424">
            <text:p>378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4">
            <text:p>2014</text:p>
          </table:table-cell>
          <table:table-cell table:formula="of:=[.J23]+5000" office:value-type="float" office:value="383424">
            <text:p>383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formula="of:=1500+[.J24]" office:value-type="float" office:value="384924">
            <text:p>384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formula="of:=[.J25]+5000" office:value-type="float" office:value="389924">
            <text:p>389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7">
            <text:p>2017</text:p>
          </table:table-cell>
          <table:table-cell table:formula="of:=1500+[.J26]" office:value-type="float" office:value="391424">
            <text:p>391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8">
            <text:p>2018</text:p>
          </table:table-cell>
          <table:table-cell table:formula="of:=[.J27]+5000" office:value-type="float" office:value="396424">
            <text:p>396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9">
            <text:p>2019</text:p>
          </table:table-cell>
          <table:table-cell table:formula="of:=1500+[.J28]" office:value-type="float" office:value="397924">
            <text:p>397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formula="of:=[.J29]+5000" office:value-type="float" office:value="402924">
            <text:p>402924</text:p>
          </table:table-cell>
          <table:table-cell table:number-columns-repeated="4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etro profile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4">
          <table:table-cell office:value-type="string">
            <text:p>Median Income</text:p>
          </table:table-cell>
          <table:table-cell table:style-name="ce5" office:value-type="float" office:value="77183">
            <text:p>77183</text:p>
          </table:table-cell>
          <table:table-cell table:style-name="ce5" office:value-type="float" office:value="69983">
            <text:p>69983</text:p>
          </table:table-cell>
          <table:table-cell table:style-name="ce4" office:value-type="float" office:value="57986">
            <text:p>57986</text:p>
          </table:table-cell>
          <table:table-cell table:style-name="ce4" office:value-type="float" office:value="67437">
            <text:p>67437</text:p>
          </table:table-cell>
          <table:table-cell table:style-name="ce4" office:value-type="float" office:value="58190">
            <text:p>58190</text:p>
          </table:table-cell>
          <table:table-cell table:style-name="ce4" office:value-type="float" office:value="57470">
            <text:p>57470</text:p>
          </table:table-cell>
        </table:table-row>
        <table:table-row table:style-name="ro4">
          <table:table-cell office:value-type="string">
            <text:p>Median House Price</text:p>
          </table:table-cell>
          <table:table-cell table:style-name="ce4" office:value-type="float" office:value="595400">
            <text:p>595400</text:p>
          </table:table-cell>
          <table:table-cell table:style-name="ce5" office:value-type="float" office:value="366400">
            <text:p>366400</text:p>
          </table:table-cell>
          <table:table-cell table:style-name="ce4" office:value-type="float" office:value="288300">
            <text:p>288300</text:p>
          </table:table-cell>
          <table:table-cell table:style-name="ce4" office:value-type="float" office:value="336900">
            <text:p>336900</text:p>
          </table:table-cell>
          <table:table-cell table:style-name="ce4" office:value-type="float" office:value="149500">
            <text:p>149500</text:p>
          </table:table-cell>
          <table:table-cell table:style-name="ce4" office:value-type="float" office:value="177300">
            <text:p>177300</text:p>
          </table:table-cell>
        </table:table-row>
        <table:table-row table:style-name="ro4">
          <table:table-cell office:value-type="string">
            <text:p>Rent</text:p>
          </table:table-cell>
          <table:table-cell table:style-name="ce5" office:value-type="float" office:value="1381">
            <text:p>1381</text:p>
          </table:table-cell>
          <table:table-cell table:style-name="ce5" office:value-type="float" office:value="1184">
            <text:p>1184</text:p>
          </table:table-cell>
          <table:table-cell table:style-name="ce5" office:value-type="float" office:value="916">
            <text:p>916</text:p>
          </table:table-cell>
          <table:table-cell table:style-name="ce5" office:value-type="float" office:value="1072">
            <text:p>1072</text:p>
          </table:table-cell>
          <table:table-cell table:style-name="ce5" office:value-type="float" office:value="889">
            <text:p>889</text:p>
          </table:table-cell>
          <table:table-cell table:style-name="ce5" office:value-type="float" office:value="949">
            <text:p>949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4" table:formula="of:=[.B3]/[.B2]" office:value-type="float" office:value="7.71413394141197">
            <text:p>8</text:p>
          </table:table-cell>
          <table:table-cell table:style-name="ce4" table:formula="of:=[.C3]/[.C2]" office:value-type="float" office:value="5.23555720675021">
            <text:p>5</text:p>
          </table:table-cell>
          <table:table-cell table:style-name="ce4" table:formula="of:=[.D3]/[.D2]" office:value-type="float" office:value="4.97188976649536">
            <text:p>5</text:p>
          </table:table-cell>
          <table:table-cell table:style-name="ce4" table:formula="of:=[.E3]/[.E2]" office:value-type="float" office:value="4.99577383335558">
            <text:p>5</text:p>
          </table:table-cell>
          <table:table-cell table:style-name="ce4" table:formula="of:=[.F3]/[.F2]" office:value-type="float" office:value="2.56916996047431">
            <text:p>3</text:p>
          </table:table-cell>
          <table:table-cell table:style-name="ce4" table:formula="of:=[.G3]/[.G2]" office:value-type="float" office:value="3.08508787193318">
            <text:p>3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4" table:formula="of:=[.B4]*12/[.B2]" office:value-type="float" office:value="0.214710493243331">
            <text:p>0</text:p>
          </table:table-cell>
          <table:table-cell table:style-name="ce4" table:formula="of:=[.C4]*12/[.C2]" office:value-type="float" office:value="0.203020733606733">
            <text:p>0</text:p>
          </table:table-cell>
          <table:table-cell table:style-name="ce4" table:formula="of:=[.D4]*12/[.D2]" office:value-type="float" office:value="0.189562997965026">
            <text:p>0</text:p>
          </table:table-cell>
          <table:table-cell table:style-name="ce4" table:formula="of:=[.E4]*12/[.E2]" office:value-type="float" office:value="0.190755816539882">
            <text:p>0</text:p>
          </table:table-cell>
          <table:table-cell table:style-name="ce4" table:formula="of:=[.F4]*12/[.F2]" office:value-type="float" office:value="0.183330469152775">
            <text:p>0</text:p>
          </table:table-cell>
          <table:table-cell table:style-name="ce4" table:formula="of:=[.G4]*12/[.G2]" office:value-type="float" office:value="0.198155559422307">
            <text:p>0</text:p>
          </table:table-cell>
        </table:table-row>
        <table:table-row table:style-name="ro4">
          <table:table-cell office:value-type="string">
            <text:p>Housing units</text:p>
          </table:table-cell>
          <table:table-cell table:style-name="ce5" office:value-type="float" office:value="1741999">
            <text:p>1741999</text:p>
          </table:table-cell>
          <table:table-cell table:style-name="ce5" office:value-type="float" office:value="1883206">
            <text:p>1883206</text:p>
          </table:table-cell>
          <table:table-cell table:style-name="ce5" office:value-type="float" office:value="925076">
            <text:p>925076</text:p>
          </table:table-cell>
          <table:table-cell table:style-name="ce5" office:value-type="float" office:value="1463295">
            <text:p>1463295</text:p>
          </table:table-cell>
          <table:table-cell table:style-name="ce5" office:value-type="float" office:value="2502075">
            <text:p>2502075</text:p>
          </table:table-cell>
          <table:table-cell table:style-name="ce5" office:value-type="float" office:value="2165495">
            <text:p>2165495</text:p>
          </table:table-cell>
        </table:table-row>
        <table:table-row table:style-name="ro1">
          <table:table-cell office:value-type="string">
            <text:p>Land Area</text:p>
          </table:table-cell>
          <table:table-cell table:style-name="ce4" table:formula="of:=3426-956" office:value-type="float" office:value="2470">
            <text:p>2470</text:p>
          </table:table-cell>
          <table:table-cell table:style-name="ce4" table:formula="of:=4512-1025" office:value-type="float" office:value="3487">
            <text:p>3487</text:p>
          </table:table-cell>
          <table:table-cell table:style-name="ce4" table:formula="of:=6821-138" office:value-type="float" office:value="6683">
            <text:p>6683</text:p>
          </table:table-cell>
          <table:table-cell table:style-name="ce4" table:formula="of:=6310-437" office:value-type="float" office:value="5873">
            <text:p>5873</text:p>
          </table:table-cell>
          <table:table-cell table:style-name="ce4" table:formula="of:=9285-358" office:value-type="float" office:value="8927">
            <text:p>8927</text:p>
          </table:table-cell>
          <table:table-cell table:style-name="ce4" table:formula="of:=8481-142" office:value-type="float" office:value="8339">
            <text:p>833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mits" table:style-name="ta1"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Boston</text:p>
          </table:table-cell>
          <table:table-cell table:style-name="ce6" office:value-type="string">
            <text:p>Seattle</text:p>
          </table:table-cell>
          <table:table-cell table:style-name="ce6" office:value-type="string">
            <text:p>Portland</text:p>
          </table:table-cell>
          <table:table-cell table:style-name="ce6" office:value-type="string">
            <text:p>Dallas</text:p>
          </table:table-cell>
          <table:table-cell table:style-name="ce6" office:value-type="string">
            <text:p>Atlanta</text:p>
          </table:table-cell>
          <table:table-cell table:style-name="ce6" office:value-type="string">
            <text:p>San Francisco</text:p>
          </table:table-cell>
          <table:table-cell table:style-name="ce6" office:value-type="string">
            <text:p>Boston</text:p>
          </table:table-cell>
          <table:table-cell table:style-name="ce6" office:value-type="string">
            <text:p>Seattle</text:p>
          </table:table-cell>
          <table:table-cell table:style-name="ce6" office:value-type="string">
            <text:p>Portland</text:p>
          </table:table-cell>
          <table:table-cell table:style-name="ce6" office:value-type="string">
            <text:p>Dallas</text:p>
          </table:table-cell>
          <table:table-cell table:style-name="ce6" office:value-type="string">
            <text:p>Atlanta</text:p>
          </table:table-cell>
        </table:table-row>
        <table:table-row table:style-name="ro5">
          <table:table-cell table:style-name="ce7" office:value-type="date" office:date-value="1988-01-01">
            <text:p>1988-01-01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1076">
            <text:p>1076</text:p>
          </table:table-cell>
          <table:table-cell table:style-name="ce8" office:value-type="float" office:value="2098">
            <text:p>2098</text:p>
          </table:table-cell>
          <table:table-cell table:style-name="ce8" office:value-type="float" office:value="851">
            <text:p>851</text:p>
          </table:table-cell>
          <table:table-cell table:style-name="ce8" office:value-type="float" office:value="1277">
            <text:p>1277</text:p>
          </table:table-cell>
          <table:table-cell table:style-name="ce8" office:value-type="float" office:value="3943">
            <text:p>3943</text:p>
          </table:table-cell>
          <table:table-cell table:style-name="ce8" table:formula="of:=[.B2]/['metro profile'.B$8]*100" office:value-type="float" office:value="56.6396761133603">
            <text:p>57</text:p>
          </table:table-cell>
          <table:table-cell table:style-name="ce8" table:formula="of:=[.C2]/['metro profile'.C$8]*100" office:value-type="float" office:value="30.8574706051047">
            <text:p>31</text:p>
          </table:table-cell>
          <table:table-cell table:style-name="ce8" table:formula="of:=[.D2]/['metro profile'.D$8]*100" office:value-type="float" office:value="31.3930869370043">
            <text:p>31</text:p>
          </table:table-cell>
          <table:table-cell table:style-name="ce8" table:formula="of:=[.E2]/['metro profile'.E$8]*100" office:value-type="float" office:value="14.490039162268">
            <text:p>14</text:p>
          </table:table-cell>
          <table:table-cell table:style-name="ce8" table:formula="of:=[.F2]/['metro profile'.F$8]*100" office:value-type="float" office:value="14.3049176655091">
            <text:p>14</text:p>
          </table:table-cell>
          <table:table-cell table:style-name="ce8" table:formula="of:=[.G2]/['metro profile'.G$8]*100" office:value-type="float" office:value="47.2838469840509">
            <text:p>47</text:p>
          </table:table-cell>
        </table:table-row>
        <table:table-row table:style-name="ro5">
          <table:table-cell table:style-name="ce7" office:value-type="date" office:date-value="1988-07-01">
            <text:p>1988-07-01</text:p>
          </table:table-cell>
          <table:table-cell table:style-name="ce8" office:value-type="float" office:value="2096">
            <text:p>2096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3018">
            <text:p>3018</text:p>
          </table:table-cell>
          <table:table-cell table:style-name="ce8" office:value-type="float" office:value="1132">
            <text:p>1132</text:p>
          </table:table-cell>
          <table:table-cell table:style-name="ce8" office:value-type="float" office:value="1316">
            <text:p>1316</text:p>
          </table:table-cell>
          <table:table-cell table:style-name="ce8" office:value-type="float" office:value="3493">
            <text:p>3493</text:p>
          </table:table-cell>
          <table:table-cell table:style-name="ce8" table:formula="of:=[.B3]/['metro profile'.$B$8]*100" office:value-type="float" office:value="84.8582995951417">
            <text:p>85</text:p>
          </table:table-cell>
          <table:table-cell table:style-name="ce8" table:formula="of:=[.C3]/['metro profile'.$B$8]*100" office:value-type="float" office:value="32.3076923076923">
            <text:p>32</text:p>
          </table:table-cell>
          <table:table-cell table:style-name="ce8" table:formula="of:=[.D3]/['metro profile'.$B$8]*100" office:value-type="float" office:value="122.186234817814">
            <text:p>122</text:p>
          </table:table-cell>
          <table:table-cell table:style-name="ce8" table:formula="of:=[.E3]/['metro profile'.$B$8]*100" office:value-type="float" office:value="45.82995951417">
            <text:p>46</text:p>
          </table:table-cell>
          <table:table-cell table:style-name="ce8" table:formula="of:=[.F3]/['metro profile'.$B$8]*100" office:value-type="float" office:value="53.2793522267207">
            <text:p>53</text:p>
          </table:table-cell>
          <table:table-cell table:style-name="ce8" table:formula="of:=[.G3]/['metro profile'.$B$8]*100" office:value-type="float" office:value="141.417004048583">
            <text:p>141</text:p>
          </table:table-cell>
        </table:table-row>
        <table:table-row table:style-name="ro5">
          <table:table-cell table:style-name="ce7" office:value-type="date" office:date-value="1989-01-01">
            <text:p>1989-01-01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667">
            <text:p>667</text:p>
          </table:table-cell>
          <table:table-cell table:style-name="ce8" office:value-type="float" office:value="2377">
            <text:p>2377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186">
            <text:p>1186</text:p>
          </table:table-cell>
          <table:table-cell table:style-name="ce8" office:value-type="float" office:value="2925">
            <text:p>2925</text:p>
          </table:table-cell>
          <table:table-cell table:style-name="ce8" table:formula="of:=[.B4]/['metro profile'.$B$8]*100" office:value-type="float" office:value="74.0890688259109">
            <text:p>74</text:p>
          </table:table-cell>
          <table:table-cell table:style-name="ce8" table:formula="of:=[.C4]/['metro profile'.$B$8]*100" office:value-type="float" office:value="27.0040485829959">
            <text:p>27</text:p>
          </table:table-cell>
          <table:table-cell table:style-name="ce8" table:formula="of:=[.D4]/['metro profile'.$B$8]*100" office:value-type="float" office:value="96.2348178137652">
            <text:p>96</text:p>
          </table:table-cell>
          <table:table-cell table:style-name="ce8" table:formula="of:=[.E4]/['metro profile'.$B$8]*100" office:value-type="float" office:value="60.6882591093117">
            <text:p>61</text:p>
          </table:table-cell>
          <table:table-cell table:style-name="ce8" table:formula="of:=[.F4]/['metro profile'.$B$8]*100" office:value-type="float" office:value="48.0161943319838">
            <text:p>48</text:p>
          </table:table-cell>
          <table:table-cell table:style-name="ce8" table:formula="of:=[.G4]/['metro profile'.$B$8]*100" office:value-type="float" office:value="118.421052631579">
            <text:p>118</text:p>
          </table:table-cell>
        </table:table-row>
        <table:table-row table:style-name="ro5">
          <table:table-cell table:style-name="ce7" office:value-type="date" office:date-value="1989-07-01">
            <text:p>1989-07-01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2951">
            <text:p>2951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2700">
            <text:p>2700</text:p>
          </table:table-cell>
          <table:table-cell table:style-name="ce8" table:formula="of:=[.B5]/['metro profile'.$B$8]*100" office:value-type="float" office:value="53.0364372469636">
            <text:p>53</text:p>
          </table:table-cell>
          <table:table-cell table:style-name="ce8" table:formula="of:=[.C5]/['metro profile'.$B$8]*100" office:value-type="float" office:value="28.8259109311741">
            <text:p>29</text:p>
          </table:table-cell>
          <table:table-cell table:style-name="ce8" table:formula="of:=[.D5]/['metro profile'.$B$8]*100" office:value-type="float" office:value="119.473684210526">
            <text:p>119</text:p>
          </table:table-cell>
          <table:table-cell table:style-name="ce8" table:formula="of:=[.E5]/['metro profile'.$B$8]*100" office:value-type="float" office:value="55.9514170040486">
            <text:p>56</text:p>
          </table:table-cell>
          <table:table-cell table:style-name="ce8" table:formula="of:=[.F5]/['metro profile'.$B$8]*100" office:value-type="float" office:value="49.8785425101215">
            <text:p>50</text:p>
          </table:table-cell>
          <table:table-cell table:style-name="ce8" table:formula="of:=[.G5]/['metro profile'.$B$8]*100" office:value-type="float" office:value="109.311740890688">
            <text:p>109</text:p>
          </table:table-cell>
        </table:table-row>
        <table:table-row table:style-name="ro5">
          <table:table-cell table:style-name="ce7" office:value-type="date" office:date-value="1990-01-01">
            <text:p>1990-01-01</text:p>
          </table:table-cell>
          <table:table-cell table:style-name="ce8" office:value-type="float" office:value="1019">
            <text:p>1019</text:p>
          </table:table-cell>
          <table:table-cell table:style-name="ce8" office:value-type="float" office:value="497">
            <text:p>497</text:p>
          </table:table-cell>
          <table:table-cell table:style-name="ce8" office:value-type="float" office:value="2868">
            <text:p>2868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2438">
            <text:p>2438</text:p>
          </table:table-cell>
          <table:table-cell table:style-name="ce8" table:formula="of:=[.B6]/['metro profile'.$B$8]*100" office:value-type="float" office:value="41.2550607287449">
            <text:p>41</text:p>
          </table:table-cell>
          <table:table-cell table:style-name="ce8" table:formula="of:=[.C6]/['metro profile'.$B$8]*100" office:value-type="float" office:value="20.1214574898785">
            <text:p>20</text:p>
          </table:table-cell>
          <table:table-cell table:style-name="ce8" table:formula="of:=[.D6]/['metro profile'.$B$8]*100" office:value-type="float" office:value="116.113360323887">
            <text:p>116</text:p>
          </table:table-cell>
          <table:table-cell table:style-name="ce8" table:formula="of:=[.E6]/['metro profile'.$B$8]*100" office:value-type="float" office:value="55.5465587044534">
            <text:p>56</text:p>
          </table:table-cell>
          <table:table-cell table:style-name="ce8" table:formula="of:=[.F6]/['metro profile'.$B$8]*100" office:value-type="float" office:value="75.4251012145749">
            <text:p>75</text:p>
          </table:table-cell>
          <table:table-cell table:style-name="ce8" table:formula="of:=[.G6]/['metro profile'.$B$8]*100" office:value-type="float" office:value="98.7044534412955">
            <text:p>99</text:p>
          </table:table-cell>
        </table:table-row>
        <table:table-row table:style-name="ro5">
          <table:table-cell table:style-name="ce7" office:value-type="date" office:date-value="1990-07-01">
            <text:p>1990-07-01</text:p>
          </table:table-cell>
          <table:table-cell table:style-name="ce8" office:value-type="float" office:value="622">
            <text:p>62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97">
            <text:p>1897</text:p>
          </table:table-cell>
          <table:table-cell table:style-name="ce8" office:value-type="float" office:value="1108">
            <text:p>1108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885">
            <text:p>1885</text:p>
          </table:table-cell>
          <table:table-cell table:style-name="ce8" table:formula="of:=[.B7]/['metro profile'.$B$8]*100" office:value-type="float" office:value="25.1821862348178">
            <text:p>25</text:p>
          </table:table-cell>
          <table:table-cell table:style-name="ce8" table:formula="of:=[.C7]/['metro profile'.$B$8]*100" office:value-type="float" office:value="15.668016194332">
            <text:p>16</text:p>
          </table:table-cell>
          <table:table-cell table:style-name="ce8" table:formula="of:=[.D7]/['metro profile'.$B$8]*100" office:value-type="float" office:value="76.8016194331984">
            <text:p>77</text:p>
          </table:table-cell>
          <table:table-cell table:style-name="ce8" table:formula="of:=[.E7]/['metro profile'.$B$8]*100" office:value-type="float" office:value="44.8582995951417">
            <text:p>45</text:p>
          </table:table-cell>
          <table:table-cell table:style-name="ce8" table:formula="of:=[.F7]/['metro profile'.$B$8]*100" office:value-type="float" office:value="54.7368421052632">
            <text:p>55</text:p>
          </table:table-cell>
          <table:table-cell table:style-name="ce8" table:formula="of:=[.G7]/['metro profile'.$B$8]*100" office:value-type="float" office:value="76.3157894736842">
            <text:p>76</text:p>
          </table:table-cell>
        </table:table-row>
        <table:table-row table:style-name="ro5">
          <table:table-cell table:style-name="ce7" office:value-type="date" office:date-value="1991-01-01">
            <text:p>1991-01-01</text:p>
          </table:table-cell>
          <table:table-cell table:style-name="ce8" office:value-type="float" office:value="897">
            <text:p>89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295">
            <text:p>1295</text:p>
          </table:table-cell>
          <table:table-cell table:style-name="ce8" office:value-type="float" office:value="794">
            <text:p>794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1846">
            <text:p>1846</text:p>
          </table:table-cell>
          <table:table-cell table:style-name="ce8" table:formula="of:=[.B8]/['metro profile'.$B$8]*100" office:value-type="float" office:value="36.3157894736842">
            <text:p>36</text:p>
          </table:table-cell>
          <table:table-cell table:style-name="ce8" table:formula="of:=[.C8]/['metro profile'.$B$8]*100" office:value-type="float" office:value="15.0607287449393">
            <text:p>15</text:p>
          </table:table-cell>
          <table:table-cell table:style-name="ce8" table:formula="of:=[.D8]/['metro profile'.$B$8]*100" office:value-type="float" office:value="52.4291497975709">
            <text:p>52</text:p>
          </table:table-cell>
          <table:table-cell table:style-name="ce8" table:formula="of:=[.E8]/['metro profile'.$B$8]*100" office:value-type="float" office:value="32.1457489878542">
            <text:p>32</text:p>
          </table:table-cell>
          <table:table-cell table:style-name="ce8" table:formula="of:=[.F8]/['metro profile'.$B$8]*100" office:value-type="float" office:value="55.5060728744939">
            <text:p>56</text:p>
          </table:table-cell>
          <table:table-cell table:style-name="ce8" table:formula="of:=[.G8]/['metro profile'.$B$8]*100" office:value-type="float" office:value="74.7368421052632">
            <text:p>75</text:p>
          </table:table-cell>
        </table:table-row>
        <table:table-row table:style-name="ro5">
          <table:table-cell table:style-name="ce7" office:value-type="date" office:date-value="1991-07-01">
            <text:p>1991-07-01</text:p>
          </table:table-cell>
          <table:table-cell table:style-name="ce8" office:value-type="float" office:value="718">
            <text:p>718</text:p>
          </table:table-cell>
          <table:table-cell table:style-name="ce8" office:value-type="float" office:value="442">
            <text:p>442</text:p>
          </table:table-cell>
          <table:table-cell table:style-name="ce8" office:value-type="float" office:value="1262">
            <text:p>1262</text:p>
          </table:table-cell>
          <table:table-cell table:style-name="ce8" office:value-type="float" office:value="910">
            <text:p>910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2056">
            <text:p>2056</text:p>
          </table:table-cell>
          <table:table-cell table:style-name="ce8" table:formula="of:=[.B9]/['metro profile'.$B$8]*100" office:value-type="float" office:value="29.0688259109312">
            <text:p>29</text:p>
          </table:table-cell>
          <table:table-cell table:style-name="ce8" table:formula="of:=[.C9]/['metro profile'.$B$8]*100" office:value-type="float" office:value="17.8947368421053">
            <text:p>18</text:p>
          </table:table-cell>
          <table:table-cell table:style-name="ce8" table:formula="of:=[.D9]/['metro profile'.$B$8]*100" office:value-type="float" office:value="51.0931174089069">
            <text:p>51</text:p>
          </table:table-cell>
          <table:table-cell table:style-name="ce8" table:formula="of:=[.E9]/['metro profile'.$B$8]*100" office:value-type="float" office:value="36.8421052631579">
            <text:p>37</text:p>
          </table:table-cell>
          <table:table-cell table:style-name="ce8" table:formula="of:=[.F9]/['metro profile'.$B$8]*100" office:value-type="float" office:value="76.9230769230769">
            <text:p>77</text:p>
          </table:table-cell>
          <table:table-cell table:style-name="ce8" table:formula="of:=[.G9]/['metro profile'.$B$8]*100" office:value-type="float" office:value="83.2388663967611">
            <text:p>83</text:p>
          </table:table-cell>
        </table:table-row>
        <table:table-row table:style-name="ro5">
          <table:table-cell table:style-name="ce7" office:value-type="date" office:date-value="1992-01-01">
            <text:p>1992-01-01</text:p>
          </table:table-cell>
          <table:table-cell table:style-name="ce8" office:value-type="float" office:value="710">
            <text:p>710</text:p>
          </table:table-cell>
          <table:table-cell table:style-name="ce8" office:value-type="float" office:value="486">
            <text:p>486</text:p>
          </table:table-cell>
          <table:table-cell table:style-name="ce8" office:value-type="float" office:value="1651">
            <text:p>1651</text:p>
          </table:table-cell>
          <table:table-cell table:style-name="ce8" office:value-type="float" office:value="993">
            <text:p>993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2419">
            <text:p>2419</text:p>
          </table:table-cell>
          <table:table-cell table:style-name="ce8" table:formula="of:=[.B10]/['metro profile'.$B$8]*100" office:value-type="float" office:value="28.7449392712551">
            <text:p>29</text:p>
          </table:table-cell>
          <table:table-cell table:style-name="ce8" table:formula="of:=[.C10]/['metro profile'.$B$8]*100" office:value-type="float" office:value="19.6761133603239">
            <text:p>20</text:p>
          </table:table-cell>
          <table:table-cell table:style-name="ce8" table:formula="of:=[.D10]/['metro profile'.$B$8]*100" office:value-type="float" office:value="66.8421052631579">
            <text:p>67</text:p>
          </table:table-cell>
          <table:table-cell table:style-name="ce8" table:formula="of:=[.E10]/['metro profile'.$B$8]*100" office:value-type="float" office:value="40.2024291497976">
            <text:p>40</text:p>
          </table:table-cell>
          <table:table-cell table:style-name="ce8" table:formula="of:=[.F10]/['metro profile'.$B$8]*100" office:value-type="float" office:value="72.3481781376518">
            <text:p>72</text:p>
          </table:table-cell>
          <table:table-cell table:style-name="ce8" table:formula="of:=[.G10]/['metro profile'.$B$8]*100" office:value-type="float" office:value="97.9352226720648">
            <text:p>98</text:p>
          </table:table-cell>
        </table:table-row>
        <table:table-row table:style-name="ro5">
          <table:table-cell table:style-name="ce7" office:value-type="date" office:date-value="1992-07-01">
            <text:p>1992-07-01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603">
            <text:p>603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955">
            <text:p>955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269">
            <text:p>2269</text:p>
          </table:table-cell>
          <table:table-cell table:style-name="ce8" table:formula="of:=[.B11]/['metro profile'.$B$8]*100" office:value-type="float" office:value="31.497975708502">
            <text:p>31</text:p>
          </table:table-cell>
          <table:table-cell table:style-name="ce8" table:formula="of:=[.C11]/['metro profile'.$B$8]*100" office:value-type="float" office:value="24.412955465587">
            <text:p>24</text:p>
          </table:table-cell>
          <table:table-cell table:style-name="ce8" table:formula="of:=[.D11]/['metro profile'.$B$8]*100" office:value-type="float" office:value="59.6761133603239">
            <text:p>60</text:p>
          </table:table-cell>
          <table:table-cell table:style-name="ce8" table:formula="of:=[.E11]/['metro profile'.$B$8]*100" office:value-type="float" office:value="38.663967611336">
            <text:p>39</text:p>
          </table:table-cell>
          <table:table-cell table:style-name="ce8" table:formula="of:=[.F11]/['metro profile'.$B$8]*100" office:value-type="float" office:value="73.6437246963563">
            <text:p>74</text:p>
          </table:table-cell>
          <table:table-cell table:style-name="ce8" table:formula="of:=[.G11]/['metro profile'.$B$8]*100" office:value-type="float" office:value="91.8623481781377">
            <text:p>92</text:p>
          </table:table-cell>
        </table:table-row>
        <table:table-row table:style-name="ro5">
          <table:table-cell table:style-name="ce7" office:value-type="date" office:date-value="1993-01-01">
            <text:p>1993-01-01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1013">
            <text:p>1013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1003">
            <text:p>1003</text:p>
          </table:table-cell>
          <table:table-cell table:style-name="ce8" office:value-type="float" office:value="2101">
            <text:p>2101</text:p>
          </table:table-cell>
          <table:table-cell table:style-name="ce8" office:value-type="float" office:value="2689">
            <text:p>2689</text:p>
          </table:table-cell>
          <table:table-cell table:style-name="ce8" table:formula="of:=[.B12]/['metro profile'.$B$8]*100" office:value-type="float" office:value="28.8259109311741">
            <text:p>29</text:p>
          </table:table-cell>
          <table:table-cell table:style-name="ce8" table:formula="of:=[.C12]/['metro profile'.$B$8]*100" office:value-type="float" office:value="41.0121457489879">
            <text:p>41</text:p>
          </table:table-cell>
          <table:table-cell table:style-name="ce8" table:formula="of:=[.D12]/['metro profile'.$B$8]*100" office:value-type="float" office:value="57.3279352226721">
            <text:p>57</text:p>
          </table:table-cell>
          <table:table-cell table:style-name="ce8" table:formula="of:=[.E12]/['metro profile'.$B$8]*100" office:value-type="float" office:value="40.6072874493927">
            <text:p>41</text:p>
          </table:table-cell>
          <table:table-cell table:style-name="ce8" table:formula="of:=[.F12]/['metro profile'.$B$8]*100" office:value-type="float" office:value="85.0607287449393">
            <text:p>85</text:p>
          </table:table-cell>
          <table:table-cell table:style-name="ce8" table:formula="of:=[.G12]/['metro profile'.$B$8]*100" office:value-type="float" office:value="108.866396761134">
            <text:p>109</text:p>
          </table:table-cell>
        </table:table-row>
        <table:table-row table:style-name="ro5">
          <table:table-cell table:style-name="ce7" office:value-type="date" office:date-value="1993-07-01">
            <text:p>1993-07-01</text:p>
          </table:table-cell>
          <table:table-cell table:style-name="ce8" office:value-type="float" office:value="629">
            <text:p>629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1687">
            <text:p>1687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2278">
            <text:p>2278</text:p>
          </table:table-cell>
          <table:table-cell table:style-name="ce8" office:value-type="float" office:value="3223">
            <text:p>3223</text:p>
          </table:table-cell>
          <table:table-cell table:style-name="ce8" table:formula="of:=[.B13]/['metro profile'.$B$8]*100" office:value-type="float" office:value="25.4655870445344">
            <text:p>25</text:p>
          </table:table-cell>
          <table:table-cell table:style-name="ce8" table:formula="of:=[.C13]/['metro profile'.$B$8]*100" office:value-type="float" office:value="55.4655870445344">
            <text:p>55</text:p>
          </table:table-cell>
          <table:table-cell table:style-name="ce8" table:formula="of:=[.D13]/['metro profile'.$B$8]*100" office:value-type="float" office:value="68.2995951417004">
            <text:p>68</text:p>
          </table:table-cell>
          <table:table-cell table:style-name="ce8" table:formula="of:=[.E13]/['metro profile'.$B$8]*100" office:value-type="float" office:value="50.080971659919">
            <text:p>50</text:p>
          </table:table-cell>
          <table:table-cell table:style-name="ce8" table:formula="of:=[.F13]/['metro profile'.$B$8]*100" office:value-type="float" office:value="92.2267206477733">
            <text:p>92</text:p>
          </table:table-cell>
          <table:table-cell table:style-name="ce8" table:formula="of:=[.G13]/['metro profile'.$B$8]*100" office:value-type="float" office:value="130.485829959514">
            <text:p>130</text:p>
          </table:table-cell>
        </table:table-row>
        <table:table-row table:style-name="ro5">
          <table:table-cell table:style-name="ce7" office:value-type="date" office:date-value="1994-01-01">
            <text:p>1994-01-01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672">
            <text:p>672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2531">
            <text:p>2531</text:p>
          </table:table-cell>
          <table:table-cell table:style-name="ce8" office:value-type="float" office:value="3357">
            <text:p>3357</text:p>
          </table:table-cell>
          <table:table-cell table:style-name="ce8" table:formula="of:=[.B14]/['metro profile'.$B$8]*100" office:value-type="float" office:value="29.9595141700405">
            <text:p>30</text:p>
          </table:table-cell>
          <table:table-cell table:style-name="ce8" table:formula="of:=[.C14]/['metro profile'.$B$8]*100" office:value-type="float" office:value="27.2064777327935">
            <text:p>27</text:p>
          </table:table-cell>
          <table:table-cell table:style-name="ce8" table:formula="of:=[.D14]/['metro profile'.$B$8]*100" office:value-type="float" office:value="62.2267206477733">
            <text:p>62</text:p>
          </table:table-cell>
          <table:table-cell table:style-name="ce8" table:formula="of:=[.E14]/['metro profile'.$B$8]*100" office:value-type="float" office:value="57.2064777327935">
            <text:p>57</text:p>
          </table:table-cell>
          <table:table-cell table:style-name="ce8" table:formula="of:=[.F14]/['metro profile'.$B$8]*100" office:value-type="float" office:value="102.46963562753">
            <text:p>102</text:p>
          </table:table-cell>
          <table:table-cell table:style-name="ce8" table:formula="of:=[.G14]/['metro profile'.$B$8]*100" office:value-type="float" office:value="135.910931174089">
            <text:p>136</text:p>
          </table:table-cell>
        </table:table-row>
        <table:table-row table:style-name="ro5">
          <table:table-cell table:style-name="ce7" office:value-type="date" office:date-value="1994-07-01">
            <text:p>1994-07-01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1690">
            <text:p>1690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3067">
            <text:p>3067</text:p>
          </table:table-cell>
          <table:table-cell table:style-name="ce8" office:value-type="float" office:value="3517">
            <text:p>3517</text:p>
          </table:table-cell>
          <table:table-cell table:style-name="ce8" table:formula="of:=[.B15]/['metro profile'.$B$8]*100" office:value-type="float" office:value="30.8097165991903">
            <text:p>31</text:p>
          </table:table-cell>
          <table:table-cell table:style-name="ce8" table:formula="of:=[.C15]/['metro profile'.$B$8]*100" office:value-type="float" office:value="32.1052631578947">
            <text:p>32</text:p>
          </table:table-cell>
          <table:table-cell table:style-name="ce8" table:formula="of:=[.D15]/['metro profile'.$B$8]*100" office:value-type="float" office:value="68.421052631579">
            <text:p>68</text:p>
          </table:table-cell>
          <table:table-cell table:style-name="ce8" table:formula="of:=[.E15]/['metro profile'.$B$8]*100" office:value-type="float" office:value="56.9230769230769">
            <text:p>57</text:p>
          </table:table-cell>
          <table:table-cell table:style-name="ce8" table:formula="of:=[.F15]/['metro profile'.$B$8]*100" office:value-type="float" office:value="124.17004048583">
            <text:p>124</text:p>
          </table:table-cell>
          <table:table-cell table:style-name="ce8" table:formula="of:=[.G15]/['metro profile'.$B$8]*100" office:value-type="float" office:value="142.388663967611">
            <text:p>142</text:p>
          </table:table-cell>
        </table:table-row>
        <table:table-row table:style-name="ro5">
          <table:table-cell table:style-name="ce7" office:value-type="date" office:date-value="1995-01-01">
            <text:p>1995-01-01</text:p>
          </table:table-cell>
          <table:table-cell table:style-name="ce8" office:value-type="float" office:value="628">
            <text:p>628</text:p>
          </table:table-cell>
          <table:table-cell table:style-name="ce8" office:value-type="float" office:value="573">
            <text:p>573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3006">
            <text:p>3006</text:p>
          </table:table-cell>
          <table:table-cell table:style-name="ce8" office:value-type="float" office:value="4001">
            <text:p>4001</text:p>
          </table:table-cell>
          <table:table-cell table:style-name="ce8" table:formula="of:=[.B16]/['metro profile'.$B$8]*100" office:value-type="float" office:value="25.4251012145749">
            <text:p>25</text:p>
          </table:table-cell>
          <table:table-cell table:style-name="ce8" table:formula="of:=[.C16]/['metro profile'.$B$8]*100" office:value-type="float" office:value="23.1983805668016">
            <text:p>23</text:p>
          </table:table-cell>
          <table:table-cell table:style-name="ce8" table:formula="of:=[.D16]/['metro profile'.$B$8]*100" office:value-type="float" office:value="66.8825910931174">
            <text:p>67</text:p>
          </table:table-cell>
          <table:table-cell table:style-name="ce8" table:formula="of:=[.E16]/['metro profile'.$B$8]*100" office:value-type="float" office:value="57.8947368421053">
            <text:p>58</text:p>
          </table:table-cell>
          <table:table-cell table:style-name="ce8" table:formula="of:=[.F16]/['metro profile'.$B$8]*100" office:value-type="float" office:value="121.7004048583">
            <text:p>122</text:p>
          </table:table-cell>
          <table:table-cell table:style-name="ce8" table:formula="of:=[.G16]/['metro profile'.$B$8]*100" office:value-type="float" office:value="161.983805668016">
            <text:p>162</text:p>
          </table:table-cell>
        </table:table-row>
        <table:table-row table:style-name="ro5">
          <table:table-cell table:style-name="ce7" office:value-type="date" office:date-value="1995-07-01">
            <text:p>1995-07-01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652">
            <text:p>652</text:p>
          </table:table-cell>
          <table:table-cell table:style-name="ce8" office:value-type="float" office:value="1456">
            <text:p>1456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2906">
            <text:p>2906</text:p>
          </table:table-cell>
          <table:table-cell table:style-name="ce8" office:value-type="float" office:value="4061">
            <text:p>4061</text:p>
          </table:table-cell>
          <table:table-cell table:style-name="ce8" table:formula="of:=[.B17]/['metro profile'.$B$8]*100" office:value-type="float" office:value="33.9271255060729">
            <text:p>34</text:p>
          </table:table-cell>
          <table:table-cell table:style-name="ce8" table:formula="of:=[.C17]/['metro profile'.$B$8]*100" office:value-type="float" office:value="26.3967611336032">
            <text:p>26</text:p>
          </table:table-cell>
          <table:table-cell table:style-name="ce8" table:formula="of:=[.D17]/['metro profile'.$B$8]*100" office:value-type="float" office:value="58.9473684210526">
            <text:p>59</text:p>
          </table:table-cell>
          <table:table-cell table:style-name="ce8" table:formula="of:=[.E17]/['metro profile'.$B$8]*100" office:value-type="float" office:value="59.919028340081">
            <text:p>60</text:p>
          </table:table-cell>
          <table:table-cell table:style-name="ce8" table:formula="of:=[.F17]/['metro profile'.$B$8]*100" office:value-type="float" office:value="117.651821862348">
            <text:p>118</text:p>
          </table:table-cell>
          <table:table-cell table:style-name="ce8" table:formula="of:=[.G17]/['metro profile'.$B$8]*100" office:value-type="float" office:value="164.412955465587">
            <text:p>164</text:p>
          </table:table-cell>
        </table:table-row>
        <table:table-row table:style-name="ro5">
          <table:table-cell table:style-name="ce7" office:value-type="date" office:date-value="1996-01-01">
            <text:p>1996-01-01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695">
            <text:p>1695</text:p>
          </table:table-cell>
          <table:table-cell table:style-name="ce8" office:value-type="float" office:value="1595">
            <text:p>1595</text:p>
          </table:table-cell>
          <table:table-cell table:style-name="ce8" office:value-type="float" office:value="3003">
            <text:p>3003</text:p>
          </table:table-cell>
          <table:table-cell table:style-name="ce8" office:value-type="float" office:value="4082">
            <text:p>4082</text:p>
          </table:table-cell>
          <table:table-cell table:style-name="ce8" table:formula="of:=[.B18]/['metro profile'.$B$8]*100" office:value-type="float" office:value="32.3481781376518">
            <text:p>32</text:p>
          </table:table-cell>
          <table:table-cell table:style-name="ce8" table:formula="of:=[.C18]/['metro profile'.$B$8]*100" office:value-type="float" office:value="24.2914979757085">
            <text:p>24</text:p>
          </table:table-cell>
          <table:table-cell table:style-name="ce8" table:formula="of:=[.D18]/['metro profile'.$B$8]*100" office:value-type="float" office:value="68.6234817813765">
            <text:p>69</text:p>
          </table:table-cell>
          <table:table-cell table:style-name="ce8" table:formula="of:=[.E18]/['metro profile'.$B$8]*100" office:value-type="float" office:value="64.5748987854251">
            <text:p>65</text:p>
          </table:table-cell>
          <table:table-cell table:style-name="ce8" table:formula="of:=[.F18]/['metro profile'.$B$8]*100" office:value-type="float" office:value="121.578947368421">
            <text:p>122</text:p>
          </table:table-cell>
          <table:table-cell table:style-name="ce8" table:formula="of:=[.G18]/['metro profile'.$B$8]*100" office:value-type="float" office:value="165.263157894737">
            <text:p>165</text:p>
          </table:table-cell>
        </table:table-row>
        <table:table-row table:style-name="ro5">
          <table:table-cell table:style-name="ce7" office:value-type="date" office:date-value="1996-07-01">
            <text:p>1996-07-01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1763">
            <text:p>1763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3640">
            <text:p>3640</text:p>
          </table:table-cell>
          <table:table-cell table:style-name="ce8" office:value-type="float" office:value="3902">
            <text:p>3902</text:p>
          </table:table-cell>
          <table:table-cell table:style-name="ce8" table:formula="of:=[.B19]/['metro profile'.$B$8]*100" office:value-type="float" office:value="34.9392712550607">
            <text:p>35</text:p>
          </table:table-cell>
          <table:table-cell table:style-name="ce8" table:formula="of:=[.C19]/['metro profile'.$B$8]*100" office:value-type="float" office:value="32.3076923076923">
            <text:p>32</text:p>
          </table:table-cell>
          <table:table-cell table:style-name="ce8" table:formula="of:=[.D19]/['metro profile'.$B$8]*100" office:value-type="float" office:value="71.3765182186235">
            <text:p>71</text:p>
          </table:table-cell>
          <table:table-cell table:style-name="ce8" table:formula="of:=[.E19]/['metro profile'.$B$8]*100" office:value-type="float" office:value="66.3967611336033">
            <text:p>66</text:p>
          </table:table-cell>
          <table:table-cell table:style-name="ce8" table:formula="of:=[.F19]/['metro profile'.$B$8]*100" office:value-type="float" office:value="147.368421052632">
            <text:p>147</text:p>
          </table:table-cell>
          <table:table-cell table:style-name="ce8" table:formula="of:=[.G19]/['metro profile'.$B$8]*100" office:value-type="float" office:value="157.975708502024">
            <text:p>158</text:p>
          </table:table-cell>
        </table:table-row>
        <table:table-row table:style-name="ro5">
          <table:table-cell table:style-name="ce7" office:value-type="date" office:date-value="1997-01-01">
            <text:p>1997-01-01</text:p>
          </table:table-cell>
          <table:table-cell table:style-name="ce8" office:value-type="float" office:value="1070">
            <text:p>1070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1736">
            <text:p>1736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3372">
            <text:p>3372</text:p>
          </table:table-cell>
          <table:table-cell table:style-name="ce8" office:value-type="float" office:value="3997">
            <text:p>3997</text:p>
          </table:table-cell>
          <table:table-cell table:style-name="ce8" table:formula="of:=[.B20]/['metro profile'.$B$8]*100" office:value-type="float" office:value="43.3198380566802">
            <text:p>43</text:p>
          </table:table-cell>
          <table:table-cell table:style-name="ce8" table:formula="of:=[.C20]/['metro profile'.$B$8]*100" office:value-type="float" office:value="29.1497975708502">
            <text:p>29</text:p>
          </table:table-cell>
          <table:table-cell table:style-name="ce8" table:formula="of:=[.D20]/['metro profile'.$B$8]*100" office:value-type="float" office:value="70.2834008097166">
            <text:p>70</text:p>
          </table:table-cell>
          <table:table-cell table:style-name="ce8" table:formula="of:=[.E20]/['metro profile'.$B$8]*100" office:value-type="float" office:value="59.3117408906883">
            <text:p>59</text:p>
          </table:table-cell>
          <table:table-cell table:style-name="ce8" table:formula="of:=[.F20]/['metro profile'.$B$8]*100" office:value-type="float" office:value="136.518218623482">
            <text:p>137</text:p>
          </table:table-cell>
          <table:table-cell table:style-name="ce8" table:formula="of:=[.G20]/['metro profile'.$B$8]*100" office:value-type="float" office:value="161.821862348178">
            <text:p>162</text:p>
          </table:table-cell>
        </table:table-row>
        <table:table-row table:style-name="ro5">
          <table:table-cell table:style-name="ce7" office:value-type="date" office:date-value="1997-07-01">
            <text:p>1997-07-01</text:p>
          </table:table-cell>
          <table:table-cell table:style-name="ce8" office:value-type="float" office:value="1144">
            <text:p>1144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2067">
            <text:p>2067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3895">
            <text:p>3895</text:p>
          </table:table-cell>
          <table:table-cell table:style-name="ce8" office:value-type="float" office:value="4227">
            <text:p>4227</text:p>
          </table:table-cell>
          <table:table-cell table:style-name="ce8" table:formula="of:=[.B21]/['metro profile'.$B$8]*100" office:value-type="float" office:value="46.3157894736842">
            <text:p>46</text:p>
          </table:table-cell>
          <table:table-cell table:style-name="ce8" table:formula="of:=[.C21]/['metro profile'.$B$8]*100" office:value-type="float" office:value="29.3522267206478">
            <text:p>29</text:p>
          </table:table-cell>
          <table:table-cell table:style-name="ce8" table:formula="of:=[.D21]/['metro profile'.$B$8]*100" office:value-type="float" office:value="83.6842105263158">
            <text:p>84</text:p>
          </table:table-cell>
          <table:table-cell table:style-name="ce8" table:formula="of:=[.E21]/['metro profile'.$B$8]*100" office:value-type="float" office:value="73.5222672064777">
            <text:p>74</text:p>
          </table:table-cell>
          <table:table-cell table:style-name="ce8" table:formula="of:=[.F21]/['metro profile'.$B$8]*100" office:value-type="float" office:value="157.692307692308">
            <text:p>158</text:p>
          </table:table-cell>
          <table:table-cell table:style-name="ce8" table:formula="of:=[.G21]/['metro profile'.$B$8]*100" office:value-type="float" office:value="171.133603238866">
            <text:p>171</text:p>
          </table:table-cell>
        </table:table-row>
        <table:table-row table:style-name="ro5">
          <table:table-cell table:style-name="ce7" office:value-type="date" office:date-value="1998-01-01">
            <text:p>1998-01-01</text:p>
          </table:table-cell>
          <table:table-cell table:style-name="ce8" office:value-type="float" office:value="1109">
            <text:p>1109</text:p>
          </table:table-cell>
          <table:table-cell table:style-name="ce8" office:value-type="float" office:value="717">
            <text:p>717</text:p>
          </table:table-cell>
          <table:table-cell table:style-name="ce8" office:value-type="float" office:value="2069">
            <text:p>2069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4291">
            <text:p>4291</text:p>
          </table:table-cell>
          <table:table-cell table:style-name="ce8" office:value-type="float" office:value="4543">
            <text:p>4543</text:p>
          </table:table-cell>
          <table:table-cell table:style-name="ce8" table:formula="of:=[.B22]/['metro profile'.$B$8]*100" office:value-type="float" office:value="44.8987854251012">
            <text:p>45</text:p>
          </table:table-cell>
          <table:table-cell table:style-name="ce8" table:formula="of:=[.C22]/['metro profile'.$B$8]*100" office:value-type="float" office:value="29.0283400809717">
            <text:p>29</text:p>
          </table:table-cell>
          <table:table-cell table:style-name="ce8" table:formula="of:=[.D22]/['metro profile'.$B$8]*100" office:value-type="float" office:value="83.7651821862348">
            <text:p>84</text:p>
          </table:table-cell>
          <table:table-cell table:style-name="ce8" table:formula="of:=[.E22]/['metro profile'.$B$8]*100" office:value-type="float" office:value="56.0323886639676">
            <text:p>56</text:p>
          </table:table-cell>
          <table:table-cell table:style-name="ce8" table:formula="of:=[.F22]/['metro profile'.$B$8]*100" office:value-type="float" office:value="173.724696356275">
            <text:p>174</text:p>
          </table:table-cell>
          <table:table-cell table:style-name="ce8" table:formula="of:=[.G22]/['metro profile'.$B$8]*100" office:value-type="float" office:value="183.927125506073">
            <text:p>184</text:p>
          </table:table-cell>
        </table:table-row>
        <table:table-row table:style-name="ro5">
          <table:table-cell table:style-name="ce7" office:value-type="date" office:date-value="1998-07-01">
            <text:p>1998-07-01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2390">
            <text:p>2390</text:p>
          </table:table-cell>
          <table:table-cell table:style-name="ce8" office:value-type="float" office:value="1577">
            <text:p>1577</text:p>
          </table:table-cell>
          <table:table-cell table:style-name="ce8" office:value-type="float" office:value="4563">
            <text:p>4563</text:p>
          </table:table-cell>
          <table:table-cell table:style-name="ce8" office:value-type="float" office:value="5118">
            <text:p>5118</text:p>
          </table:table-cell>
          <table:table-cell table:style-name="ce8" table:formula="of:=[.B23]/['metro profile'.$B$8]*100" office:value-type="float" office:value="59.3927125506073">
            <text:p>59</text:p>
          </table:table-cell>
          <table:table-cell table:style-name="ce8" table:formula="of:=[.C23]/['metro profile'.$B$8]*100" office:value-type="float" office:value="32.9554655870445">
            <text:p>33</text:p>
          </table:table-cell>
          <table:table-cell table:style-name="ce8" table:formula="of:=[.D23]/['metro profile'.$B$8]*100" office:value-type="float" office:value="96.7611336032389">
            <text:p>97</text:p>
          </table:table-cell>
          <table:table-cell table:style-name="ce8" table:formula="of:=[.E23]/['metro profile'.$B$8]*100" office:value-type="float" office:value="63.8461538461538">
            <text:p>64</text:p>
          </table:table-cell>
          <table:table-cell table:style-name="ce8" table:formula="of:=[.F23]/['metro profile'.$B$8]*100" office:value-type="float" office:value="184.736842105263">
            <text:p>185</text:p>
          </table:table-cell>
          <table:table-cell table:style-name="ce8" table:formula="of:=[.G23]/['metro profile'.$B$8]*100" office:value-type="float" office:value="207.206477732793">
            <text:p>207</text:p>
          </table:table-cell>
        </table:table-row>
        <table:table-row table:style-name="ro5">
          <table:table-cell table:style-name="ce7" office:value-type="date" office:date-value="1999-01-01">
            <text:p>1999-01-01</text:p>
          </table:table-cell>
          <table:table-cell table:style-name="ce8" office:value-type="float" office:value="1119">
            <text:p>1119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2155">
            <text:p>2155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4262">
            <text:p>4262</text:p>
          </table:table-cell>
          <table:table-cell table:style-name="ce8" office:value-type="float" office:value="4940">
            <text:p>4940</text:p>
          </table:table-cell>
          <table:table-cell table:style-name="ce8" table:formula="of:=[.B24]/['metro profile'.$B$8]*100" office:value-type="float" office:value="45.3036437246964">
            <text:p>45</text:p>
          </table:table-cell>
          <table:table-cell table:style-name="ce8" table:formula="of:=[.C24]/['metro profile'.$B$8]*100" office:value-type="float" office:value="30.7287449392713">
            <text:p>31</text:p>
          </table:table-cell>
          <table:table-cell table:style-name="ce8" table:formula="of:=[.D24]/['metro profile'.$B$8]*100" office:value-type="float" office:value="87.246963562753">
            <text:p>87</text:p>
          </table:table-cell>
          <table:table-cell table:style-name="ce8" table:formula="of:=[.E24]/['metro profile'.$B$8]*100" office:value-type="float" office:value="56.1133603238866">
            <text:p>56</text:p>
          </table:table-cell>
          <table:table-cell table:style-name="ce8" table:formula="of:=[.F24]/['metro profile'.$B$8]*100" office:value-type="float" office:value="172.550607287449">
            <text:p>173</text:p>
          </table:table-cell>
          <table:table-cell table:style-name="ce8" table:formula="of:=[.G24]/['metro profile'.$B$8]*100" office:value-type="float" office:value="200">
            <text:p>200</text:p>
          </table:table-cell>
        </table:table-row>
        <table:table-row table:style-name="ro5">
          <table:table-cell table:style-name="ce7" office:value-type="date" office:date-value="1999-07-01">
            <text:p>1999-07-01</text:p>
          </table:table-cell>
          <table:table-cell table:style-name="ce8" office:value-type="float" office:value="1082">
            <text:p>1082</text:p>
          </table:table-cell>
          <table:table-cell table:style-name="ce8" office:value-type="float" office:value="850">
            <text:p>850</text:p>
          </table:table-cell>
          <table:table-cell table:style-name="ce8" office:value-type="float" office:value="2036">
            <text:p>2036</text:p>
          </table:table-cell>
          <table:table-cell table:style-name="ce8" office:value-type="float" office:value="1036">
            <text:p>1036</text:p>
          </table:table-cell>
          <table:table-cell table:style-name="ce8" office:value-type="float" office:value="3751">
            <text:p>3751</text:p>
          </table:table-cell>
          <table:table-cell table:style-name="ce8" office:value-type="float" office:value="4975">
            <text:p>4975</text:p>
          </table:table-cell>
          <table:table-cell table:style-name="ce8" table:formula="of:=[.B25]/['metro profile'.$B$8]*100" office:value-type="float" office:value="43.8056680161943">
            <text:p>44</text:p>
          </table:table-cell>
          <table:table-cell table:style-name="ce8" table:formula="of:=[.C25]/['metro profile'.$B$8]*100" office:value-type="float" office:value="34.412955465587">
            <text:p>34</text:p>
          </table:table-cell>
          <table:table-cell table:style-name="ce8" table:formula="of:=[.D25]/['metro profile'.$B$8]*100" office:value-type="float" office:value="82.4291497975709">
            <text:p>82</text:p>
          </table:table-cell>
          <table:table-cell table:style-name="ce8" table:formula="of:=[.E25]/['metro profile'.$B$8]*100" office:value-type="float" office:value="41.9433198380567">
            <text:p>42</text:p>
          </table:table-cell>
          <table:table-cell table:style-name="ce8" table:formula="of:=[.F25]/['metro profile'.$B$8]*100" office:value-type="float" office:value="151.862348178138">
            <text:p>152</text:p>
          </table:table-cell>
          <table:table-cell table:style-name="ce8" table:formula="of:=[.G25]/['metro profile'.$B$8]*100" office:value-type="float" office:value="201.417004048583">
            <text:p>201</text:p>
          </table:table-cell>
        </table:table-row>
        <table:table-row table:style-name="ro5">
          <table:table-cell table:style-name="ce7" office:value-type="date" office:date-value="2000-01-01">
            <text:p>2000-01-01</text:p>
          </table:table-cell>
          <table:table-cell table:style-name="ce8" office:value-type="float" office:value="1141">
            <text:p>1141</text:p>
          </table:table-cell>
          <table:table-cell table:style-name="ce8" office:value-type="float" office:value="698">
            <text:p>698</text:p>
          </table:table-cell>
          <table:table-cell table:style-name="ce8" office:value-type="float" office:value="2026">
            <text:p>2026</text:p>
          </table:table-cell>
          <table:table-cell table:style-name="ce8" office:value-type="float" office:value="1136">
            <text:p>1136</text:p>
          </table:table-cell>
          <table:table-cell table:style-name="ce8" office:value-type="float" office:value="3494">
            <text:p>3494</text:p>
          </table:table-cell>
          <table:table-cell table:style-name="ce8" office:value-type="float" office:value="5697">
            <text:p>5697</text:p>
          </table:table-cell>
          <table:table-cell table:style-name="ce8" table:formula="of:=[.B26]/['metro profile'.$B$8]*100" office:value-type="float" office:value="46.1943319838057">
            <text:p>46</text:p>
          </table:table-cell>
          <table:table-cell table:style-name="ce8" table:formula="of:=[.C26]/['metro profile'.$B$8]*100" office:value-type="float" office:value="28.2591093117409">
            <text:p>28</text:p>
          </table:table-cell>
          <table:table-cell table:style-name="ce8" table:formula="of:=[.D26]/['metro profile'.$B$8]*100" office:value-type="float" office:value="82.0242914979757">
            <text:p>82</text:p>
          </table:table-cell>
          <table:table-cell table:style-name="ce8" table:formula="of:=[.E26]/['metro profile'.$B$8]*100" office:value-type="float" office:value="45.9919028340081">
            <text:p>46</text:p>
          </table:table-cell>
          <table:table-cell table:style-name="ce8" table:formula="of:=[.F26]/['metro profile'.$B$8]*100" office:value-type="float" office:value="141.457489878543">
            <text:p>141</text:p>
          </table:table-cell>
          <table:table-cell table:style-name="ce8" table:formula="of:=[.G26]/['metro profile'.$B$8]*100" office:value-type="float" office:value="230.647773279352">
            <text:p>231</text:p>
          </table:table-cell>
        </table:table-row>
        <table:table-row table:style-name="ro5">
          <table:table-cell table:style-name="ce7" office:value-type="date" office:date-value="2000-07-01">
            <text:p>2000-07-01</text:p>
          </table:table-cell>
          <table:table-cell table:style-name="ce8" office:value-type="float" office:value="1197">
            <text:p>1197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1968">
            <text:p>1968</text:p>
          </table:table-cell>
          <table:table-cell table:style-name="ce8" office:value-type="float" office:value="1121">
            <text:p>1121</text:p>
          </table:table-cell>
          <table:table-cell table:style-name="ce8" office:value-type="float" office:value="3617">
            <text:p>3617</text:p>
          </table:table-cell>
          <table:table-cell table:style-name="ce8" office:value-type="float" office:value="4877">
            <text:p>4877</text:p>
          </table:table-cell>
          <table:table-cell table:style-name="ce8" table:formula="of:=[.B27]/['metro profile'.$B$8]*100" office:value-type="float" office:value="48.4615384615385">
            <text:p>48</text:p>
          </table:table-cell>
          <table:table-cell table:style-name="ce8" table:formula="of:=[.C27]/['metro profile'.$B$8]*100" office:value-type="float" office:value="31.5789473684211">
            <text:p>32</text:p>
          </table:table-cell>
          <table:table-cell table:style-name="ce8" table:formula="of:=[.D27]/['metro profile'.$B$8]*100" office:value-type="float" office:value="79.6761133603239">
            <text:p>80</text:p>
          </table:table-cell>
          <table:table-cell table:style-name="ce8" table:formula="of:=[.E27]/['metro profile'.$B$8]*100" office:value-type="float" office:value="45.3846153846154">
            <text:p>45</text:p>
          </table:table-cell>
          <table:table-cell table:style-name="ce8" table:formula="of:=[.F27]/['metro profile'.$B$8]*100" office:value-type="float" office:value="146.437246963563">
            <text:p>146</text:p>
          </table:table-cell>
          <table:table-cell table:style-name="ce8" table:formula="of:=[.G27]/['metro profile'.$B$8]*100" office:value-type="float" office:value="197.449392712551">
            <text:p>197</text:p>
          </table:table-cell>
        </table:table-row>
        <table:table-row table:style-name="ro5">
          <table:table-cell table:style-name="ce7" office:value-type="date" office:date-value="2001-01-01">
            <text:p>2001-01-01</text:p>
          </table:table-cell>
          <table:table-cell table:style-name="ce8" office:value-type="float" office:value="1086">
            <text:p>1086</text:p>
          </table:table-cell>
          <table:table-cell table:style-name="ce8" office:value-type="float" office:value="692">
            <text:p>692</text:p>
          </table:table-cell>
          <table:table-cell table:style-name="ce8" office:value-type="float" office:value="1989">
            <text:p>1989</text:p>
          </table:table-cell>
          <table:table-cell table:style-name="ce8" office:value-type="float" office:value="1148">
            <text:p>1148</text:p>
          </table:table-cell>
          <table:table-cell table:style-name="ce8" office:value-type="float" office:value="4048">
            <text:p>4048</text:p>
          </table:table-cell>
          <table:table-cell table:style-name="ce8" office:value-type="float" office:value="5907">
            <text:p>5907</text:p>
          </table:table-cell>
          <table:table-cell table:style-name="ce8" table:formula="of:=[.B28]/['metro profile'.$B$8]*100" office:value-type="float" office:value="43.9676113360324">
            <text:p>44</text:p>
          </table:table-cell>
          <table:table-cell table:style-name="ce8" table:formula="of:=[.C28]/['metro profile'.$B$8]*100" office:value-type="float" office:value="28.0161943319838">
            <text:p>28</text:p>
          </table:table-cell>
          <table:table-cell table:style-name="ce8" table:formula="of:=[.D28]/['metro profile'.$B$8]*100" office:value-type="float" office:value="80.5263157894737">
            <text:p>81</text:p>
          </table:table-cell>
          <table:table-cell table:style-name="ce8" table:formula="of:=[.E28]/['metro profile'.$B$8]*100" office:value-type="float" office:value="46.4777327935223">
            <text:p>46</text:p>
          </table:table-cell>
          <table:table-cell table:style-name="ce8" table:formula="of:=[.F28]/['metro profile'.$B$8]*100" office:value-type="float" office:value="163.886639676113">
            <text:p>164</text:p>
          </table:table-cell>
          <table:table-cell table:style-name="ce8" table:formula="of:=[.G28]/['metro profile'.$B$8]*100" office:value-type="float" office:value="239.14979757085">
            <text:p>239</text:p>
          </table:table-cell>
        </table:table-row>
        <table:table-row table:style-name="ro5">
          <table:table-cell table:style-name="ce7" office:value-type="date" office:date-value="2001-07-01">
            <text:p>2001-07-01</text:p>
          </table:table-cell>
          <table:table-cell table:style-name="ce8" office:value-type="float" office:value="730">
            <text:p>730</text:p>
          </table:table-cell>
          <table:table-cell table:style-name="ce8" office:value-type="float" office:value="695">
            <text:p>695</text:p>
          </table:table-cell>
          <table:table-cell table:style-name="ce8" office:value-type="float" office:value="1616">
            <text:p>1616</text:p>
          </table:table-cell>
          <table:table-cell table:style-name="ce8" office:value-type="float" office:value="1164">
            <text:p>1164</text:p>
          </table:table-cell>
          <table:table-cell table:style-name="ce8" office:value-type="float" office:value="4108">
            <text:p>4108</text:p>
          </table:table-cell>
          <table:table-cell table:style-name="ce8" office:value-type="float" office:value="4888">
            <text:p>4888</text:p>
          </table:table-cell>
          <table:table-cell table:style-name="ce8" table:formula="of:=[.B29]/['metro profile'.$B$8]*100" office:value-type="float" office:value="29.5546558704453">
            <text:p>30</text:p>
          </table:table-cell>
          <table:table-cell table:style-name="ce8" table:formula="of:=[.C29]/['metro profile'.$B$8]*100" office:value-type="float" office:value="28.1376518218623">
            <text:p>28</text:p>
          </table:table-cell>
          <table:table-cell table:style-name="ce8" table:formula="of:=[.D29]/['metro profile'.$B$8]*100" office:value-type="float" office:value="65.4251012145749">
            <text:p>65</text:p>
          </table:table-cell>
          <table:table-cell table:style-name="ce8" table:formula="of:=[.E29]/['metro profile'.$B$8]*100" office:value-type="float" office:value="47.1255060728745">
            <text:p>47</text:p>
          </table:table-cell>
          <table:table-cell table:style-name="ce8" table:formula="of:=[.F29]/['metro profile'.$B$8]*100" office:value-type="float" office:value="166.315789473684">
            <text:p>166</text:p>
          </table:table-cell>
          <table:table-cell table:style-name="ce8" table:formula="of:=[.G29]/['metro profile'.$B$8]*100" office:value-type="float" office:value="197.894736842105">
            <text:p>198</text:p>
          </table:table-cell>
        </table:table-row>
        <table:table-row table:style-name="ro5">
          <table:table-cell table:style-name="ce7" office:value-type="date" office:date-value="2002-01-01">
            <text:p>2002-01-01</text:p>
          </table:table-cell>
          <table:table-cell table:style-name="ce8" office:value-type="float" office:value="1048">
            <text:p>1048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192">
            <text:p>1192</text:p>
          </table:table-cell>
          <table:table-cell table:style-name="ce8" office:value-type="float" office:value="4134">
            <text:p>4134</text:p>
          </table:table-cell>
          <table:table-cell table:style-name="ce8" office:value-type="float" office:value="5777">
            <text:p>5777</text:p>
          </table:table-cell>
          <table:table-cell table:style-name="ce8" table:formula="of:=[.B30]/['metro profile'.$B$8]*100" office:value-type="float" office:value="42.4291497975709">
            <text:p>42</text:p>
          </table:table-cell>
          <table:table-cell table:style-name="ce8" table:formula="of:=[.C30]/['metro profile'.$B$8]*100" office:value-type="float" office:value="30.3643724696356">
            <text:p>30</text:p>
          </table:table-cell>
          <table:table-cell table:style-name="ce8" table:formula="of:=[.D30]/['metro profile'.$B$8]*100" office:value-type="float" office:value="72.4291497975708">
            <text:p>72</text:p>
          </table:table-cell>
          <table:table-cell table:style-name="ce8" table:formula="of:=[.E30]/['metro profile'.$B$8]*100" office:value-type="float" office:value="48.2591093117409">
            <text:p>48</text:p>
          </table:table-cell>
          <table:table-cell table:style-name="ce8" table:formula="of:=[.F30]/['metro profile'.$B$8]*100" office:value-type="float" office:value="167.368421052632">
            <text:p>167</text:p>
          </table:table-cell>
          <table:table-cell table:style-name="ce8" table:formula="of:=[.G30]/['metro profile'.$B$8]*100" office:value-type="float" office:value="233.886639676113">
            <text:p>234</text:p>
          </table:table-cell>
        </table:table-row>
        <table:table-row table:style-name="ro5">
          <table:table-cell table:style-name="ce7" office:value-type="date" office:date-value="2002-07-01">
            <text:p>2002-07-01</text:p>
          </table:table-cell>
          <table:table-cell table:style-name="ce8" office:value-type="float" office:value="1014">
            <text:p>1014</text:p>
          </table:table-cell>
          <table:table-cell table:style-name="ce8" office:value-type="float" office:value="633">
            <text:p>633</text:p>
          </table:table-cell>
          <table:table-cell table:style-name="ce8" office:value-type="float" office:value="1665">
            <text:p>1665</text:p>
          </table:table-cell>
          <table:table-cell table:style-name="ce8" office:value-type="float" office:value="1165">
            <text:p>1165</text:p>
          </table:table-cell>
          <table:table-cell table:style-name="ce8" office:value-type="float" office:value="4399">
            <text:p>4399</text:p>
          </table:table-cell>
          <table:table-cell table:style-name="ce8" office:value-type="float" office:value="4991">
            <text:p>4991</text:p>
          </table:table-cell>
          <table:table-cell table:style-name="ce8" table:formula="of:=[.B31]/['metro profile'.$B$8]*100" office:value-type="float" office:value="41.0526315789474">
            <text:p>41</text:p>
          </table:table-cell>
          <table:table-cell table:style-name="ce8" table:formula="of:=[.C31]/['metro profile'.$B$8]*100" office:value-type="float" office:value="25.6275303643725">
            <text:p>26</text:p>
          </table:table-cell>
          <table:table-cell table:style-name="ce8" table:formula="of:=[.D31]/['metro profile'.$B$8]*100" office:value-type="float" office:value="67.4089068825911">
            <text:p>67</text:p>
          </table:table-cell>
          <table:table-cell table:style-name="ce8" table:formula="of:=[.E31]/['metro profile'.$B$8]*100" office:value-type="float" office:value="47.165991902834">
            <text:p>47</text:p>
          </table:table-cell>
          <table:table-cell table:style-name="ce8" table:formula="of:=[.F31]/['metro profile'.$B$8]*100" office:value-type="float" office:value="178.097165991903">
            <text:p>178</text:p>
          </table:table-cell>
          <table:table-cell table:style-name="ce8" table:formula="of:=[.G31]/['metro profile'.$B$8]*100" office:value-type="float" office:value="202.064777327935">
            <text:p>202</text:p>
          </table:table-cell>
        </table:table-row>
        <table:table-row table:style-name="ro5">
          <table:table-cell table:style-name="ce7" office:value-type="date" office:date-value="2003-01-01">
            <text:p>2003-01-01</text:p>
          </table:table-cell>
          <table:table-cell table:style-name="ce8" office:value-type="float" office:value="1093">
            <text:p>1093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1801">
            <text:p>1801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4319">
            <text:p>4319</text:p>
          </table:table-cell>
          <table:table-cell table:style-name="ce8" office:value-type="float" office:value="5000">
            <text:p>5000</text:p>
          </table:table-cell>
          <table:table-cell table:style-name="ce8" table:formula="of:=[.B32]/['metro profile'.$B$8]*100" office:value-type="float" office:value="44.251012145749">
            <text:p>44</text:p>
          </table:table-cell>
          <table:table-cell table:style-name="ce8" table:formula="of:=[.C32]/['metro profile'.$B$8]*100" office:value-type="float" office:value="26.2753036437247">
            <text:p>26</text:p>
          </table:table-cell>
          <table:table-cell table:style-name="ce8" table:formula="of:=[.D32]/['metro profile'.$B$8]*100" office:value-type="float" office:value="72.914979757085">
            <text:p>73</text:p>
          </table:table-cell>
          <table:table-cell table:style-name="ce8" table:formula="of:=[.E32]/['metro profile'.$B$8]*100" office:value-type="float" office:value="55.668016194332">
            <text:p>56</text:p>
          </table:table-cell>
          <table:table-cell table:style-name="ce8" table:formula="of:=[.F32]/['metro profile'.$B$8]*100" office:value-type="float" office:value="174.858299595142">
            <text:p>175</text:p>
          </table:table-cell>
          <table:table-cell table:style-name="ce8" table:formula="of:=[.G32]/['metro profile'.$B$8]*100" office:value-type="float" office:value="202.429149797571">
            <text:p>202</text:p>
          </table:table-cell>
        </table:table-row>
        <table:table-row table:style-name="ro5">
          <table:table-cell table:style-name="ce7" office:value-type="date" office:date-value="2003-07-01">
            <text:p>2003-07-01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975">
            <text:p>975</text:p>
          </table:table-cell>
          <table:table-cell table:style-name="ce8" office:value-type="float" office:value="1757">
            <text:p>1757</text:p>
          </table:table-cell>
          <table:table-cell table:style-name="ce8" office:value-type="float" office:value="1180">
            <text:p>1180</text:p>
          </table:table-cell>
          <table:table-cell table:style-name="ce8" office:value-type="float" office:value="4569">
            <text:p>4569</text:p>
          </table:table-cell>
          <table:table-cell table:style-name="ce8" office:value-type="float" office:value="5711">
            <text:p>5711</text:p>
          </table:table-cell>
          <table:table-cell table:style-name="ce8" table:formula="of:=[.B33]/['metro profile'.$B$8]*100" office:value-type="float" office:value="53.7246963562753">
            <text:p>54</text:p>
          </table:table-cell>
          <table:table-cell table:style-name="ce8" table:formula="of:=[.C33]/['metro profile'.$B$8]*100" office:value-type="float" office:value="39.4736842105263">
            <text:p>39</text:p>
          </table:table-cell>
          <table:table-cell table:style-name="ce8" table:formula="of:=[.D33]/['metro profile'.$B$8]*100" office:value-type="float" office:value="71.1336032388664">
            <text:p>71</text:p>
          </table:table-cell>
          <table:table-cell table:style-name="ce8" table:formula="of:=[.E33]/['metro profile'.$B$8]*100" office:value-type="float" office:value="47.7732793522267">
            <text:p>48</text:p>
          </table:table-cell>
          <table:table-cell table:style-name="ce8" table:formula="of:=[.F33]/['metro profile'.$B$8]*100" office:value-type="float" office:value="184.97975708502">
            <text:p>185</text:p>
          </table:table-cell>
          <table:table-cell table:style-name="ce8" table:formula="of:=[.G33]/['metro profile'.$B$8]*100" office:value-type="float" office:value="231.214574898785">
            <text:p>231</text:p>
          </table:table-cell>
        </table:table-row>
        <table:table-row table:style-name="ro5">
          <table:table-cell table:style-name="ce7" office:value-type="date" office:date-value="2004-01-01">
            <text:p>2004-01-01</text:p>
          </table:table-cell>
          <table:table-cell table:style-name="ce8" office:value-type="float" office:value="1185">
            <text:p>1185</text:p>
          </table:table-cell>
          <table:table-cell table:style-name="ce8" office:value-type="float" office:value="1105">
            <text:p>1105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1152">
            <text:p>1152</text:p>
          </table:table-cell>
          <table:table-cell table:style-name="ce8" office:value-type="float" office:value="4498">
            <text:p>4498</text:p>
          </table:table-cell>
          <table:table-cell table:style-name="ce8" office:value-type="float" office:value="5956">
            <text:p>5956</text:p>
          </table:table-cell>
          <table:table-cell table:style-name="ce8" table:formula="of:=[.B34]/['metro profile'.$B$8]*100" office:value-type="float" office:value="47.9757085020243">
            <text:p>48</text:p>
          </table:table-cell>
          <table:table-cell table:style-name="ce8" table:formula="of:=[.C34]/['metro profile'.$B$8]*100" office:value-type="float" office:value="44.7368421052632">
            <text:p>45</text:p>
          </table:table-cell>
          <table:table-cell table:style-name="ce8" table:formula="of:=[.D34]/['metro profile'.$B$8]*100" office:value-type="float" office:value="75.4655870445344">
            <text:p>75</text:p>
          </table:table-cell>
          <table:table-cell table:style-name="ce8" table:formula="of:=[.E34]/['metro profile'.$B$8]*100" office:value-type="float" office:value="46.6396761133603">
            <text:p>47</text:p>
          </table:table-cell>
          <table:table-cell table:style-name="ce8" table:formula="of:=[.F34]/['metro profile'.$B$8]*100" office:value-type="float" office:value="182.105263157895">
            <text:p>182</text:p>
          </table:table-cell>
          <table:table-cell table:style-name="ce8" table:formula="of:=[.G34]/['metro profile'.$B$8]*100" office:value-type="float" office:value="241.133603238866">
            <text:p>241</text:p>
          </table:table-cell>
        </table:table-row>
        <table:table-row table:style-name="ro5">
          <table:table-cell table:style-name="ce7" office:value-type="date" office:date-value="2004-07-01">
            <text:p>2004-07-01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2064">
            <text:p>2064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4374">
            <text:p>4374</text:p>
          </table:table-cell>
          <table:table-cell table:style-name="ce8" office:value-type="float" office:value="6399">
            <text:p>6399</text:p>
          </table:table-cell>
          <table:table-cell table:style-name="ce8" table:formula="of:=[.B35]/['metro profile'.$B$8]*100" office:value-type="float" office:value="53.6032388663968">
            <text:p>54</text:p>
          </table:table-cell>
          <table:table-cell table:style-name="ce8" table:formula="of:=[.C35]/['metro profile'.$B$8]*100" office:value-type="float" office:value="55.748987854251">
            <text:p>56</text:p>
          </table:table-cell>
          <table:table-cell table:style-name="ce8" table:formula="of:=[.D35]/['metro profile'.$B$8]*100" office:value-type="float" office:value="83.5627530364372">
            <text:p>84</text:p>
          </table:table-cell>
          <table:table-cell table:style-name="ce8" table:formula="of:=[.E35]/['metro profile'.$B$8]*100" office:value-type="float" office:value="59.2307692307692">
            <text:p>59</text:p>
          </table:table-cell>
          <table:table-cell table:style-name="ce8" table:formula="of:=[.F35]/['metro profile'.$B$8]*100" office:value-type="float" office:value="177.085020242915">
            <text:p>177</text:p>
          </table:table-cell>
          <table:table-cell table:style-name="ce8" table:formula="of:=[.G35]/['metro profile'.$B$8]*100" office:value-type="float" office:value="259.068825910931">
            <text:p>259</text:p>
          </table:table-cell>
        </table:table-row>
        <table:table-row table:style-name="ro5">
          <table:table-cell table:style-name="ce7" office:value-type="date" office:date-value="2005-01-01">
            <text:p>2005-01-01</text:p>
          </table:table-cell>
          <table:table-cell table:style-name="ce8" office:value-type="float" office:value="1114">
            <text:p>1114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2017">
            <text:p>2017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4720">
            <text:p>4720</text:p>
          </table:table-cell>
          <table:table-cell table:style-name="ce8" office:value-type="float" office:value="5923">
            <text:p>5923</text:p>
          </table:table-cell>
          <table:table-cell table:style-name="ce8" table:formula="of:=[.B36]/['metro profile'.$B$8]*100" office:value-type="float" office:value="45.1012145748988">
            <text:p>45</text:p>
          </table:table-cell>
          <table:table-cell table:style-name="ce8" table:formula="of:=[.C36]/['metro profile'.$B$8]*100" office:value-type="float" office:value="55.9109311740891">
            <text:p>56</text:p>
          </table:table-cell>
          <table:table-cell table:style-name="ce8" table:formula="of:=[.D36]/['metro profile'.$B$8]*100" office:value-type="float" office:value="81.6599190283401">
            <text:p>82</text:p>
          </table:table-cell>
          <table:table-cell table:style-name="ce8" table:formula="of:=[.E36]/['metro profile'.$B$8]*100" office:value-type="float" office:value="53.4008097165992">
            <text:p>53</text:p>
          </table:table-cell>
          <table:table-cell table:style-name="ce8" table:formula="of:=[.F36]/['metro profile'.$B$8]*100" office:value-type="float" office:value="191.093117408907">
            <text:p>191</text:p>
          </table:table-cell>
          <table:table-cell table:style-name="ce8" table:formula="of:=[.G36]/['metro profile'.$B$8]*100" office:value-type="float" office:value="239.797570850202">
            <text:p>240</text:p>
          </table:table-cell>
        </table:table-row>
        <table:table-row table:style-name="ro5">
          <table:table-cell table:style-name="ce7" office:value-type="date" office:date-value="2005-07-01">
            <text:p>2005-07-01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2240">
            <text:p>2240</text:p>
          </table:table-cell>
          <table:table-cell table:style-name="ce8" office:value-type="float" office:value="1507">
            <text:p>1507</text:p>
          </table:table-cell>
          <table:table-cell table:style-name="ce8" office:value-type="float" office:value="5348">
            <text:p>5348</text:p>
          </table:table-cell>
          <table:table-cell table:style-name="ce8" office:value-type="float" office:value="5927">
            <text:p>5927</text:p>
          </table:table-cell>
          <table:table-cell table:style-name="ce8" table:formula="of:=[.B37]/['metro profile'.$B$8]*100" office:value-type="float" office:value="54.9392712550607">
            <text:p>55</text:p>
          </table:table-cell>
          <table:table-cell table:style-name="ce8" table:formula="of:=[.C37]/['metro profile'.$B$8]*100" office:value-type="float" office:value="55.9514170040486">
            <text:p>56</text:p>
          </table:table-cell>
          <table:table-cell table:style-name="ce8" table:formula="of:=[.D37]/['metro profile'.$B$8]*100" office:value-type="float" office:value="90.6882591093117">
            <text:p>91</text:p>
          </table:table-cell>
          <table:table-cell table:style-name="ce8" table:formula="of:=[.E37]/['metro profile'.$B$8]*100" office:value-type="float" office:value="61.0121457489879">
            <text:p>61</text:p>
          </table:table-cell>
          <table:table-cell table:style-name="ce8" table:formula="of:=[.F37]/['metro profile'.$B$8]*100" office:value-type="float" office:value="216.518218623482">
            <text:p>217</text:p>
          </table:table-cell>
          <table:table-cell table:style-name="ce8" table:formula="of:=[.G37]/['metro profile'.$B$8]*100" office:value-type="float" office:value="239.95951417004">
            <text:p>240</text:p>
          </table:table-cell>
        </table:table-row>
        <table:table-row table:style-name="ro5">
          <table:table-cell table:style-name="ce7" office:value-type="date" office:date-value="2006-01-01">
            <text:p>2006-01-01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2190">
            <text:p>2190</text:p>
          </table:table-cell>
          <table:table-cell table:style-name="ce8" office:value-type="float" office:value="1462">
            <text:p>1462</text:p>
          </table:table-cell>
          <table:table-cell table:style-name="ce8" office:value-type="float" office:value="5100">
            <text:p>5100</text:p>
          </table:table-cell>
          <table:table-cell table:style-name="ce8" office:value-type="float" office:value="6478">
            <text:p>6478</text:p>
          </table:table-cell>
          <table:table-cell table:style-name="ce8" table:formula="of:=[.B38]/['metro profile'.$B$8]*100" office:value-type="float" office:value="56.9230769230769">
            <text:p>57</text:p>
          </table:table-cell>
          <table:table-cell table:style-name="ce8" table:formula="of:=[.C38]/['metro profile'.$B$8]*100" office:value-type="float" office:value="53.4412955465587">
            <text:p>53</text:p>
          </table:table-cell>
          <table:table-cell table:style-name="ce8" table:formula="of:=[.D38]/['metro profile'.$B$8]*100" office:value-type="float" office:value="88.663967611336">
            <text:p>89</text:p>
          </table:table-cell>
          <table:table-cell table:style-name="ce8" table:formula="of:=[.E38]/['metro profile'.$B$8]*100" office:value-type="float" office:value="59.1902834008097">
            <text:p>59</text:p>
          </table:table-cell>
          <table:table-cell table:style-name="ce8" table:formula="of:=[.F38]/['metro profile'.$B$8]*100" office:value-type="float" office:value="206.477732793522">
            <text:p>206</text:p>
          </table:table-cell>
          <table:table-cell table:style-name="ce8" table:formula="of:=[.G38]/['metro profile'.$B$8]*100" office:value-type="float" office:value="262.267206477733">
            <text:p>262</text:p>
          </table:table-cell>
        </table:table-row>
        <table:table-row table:style-name="ro5">
          <table:table-cell table:style-name="ce7" office:value-type="date" office:date-value="2006-07-01">
            <text:p>2006-07-01</text:p>
          </table:table-cell>
          <table:table-cell table:style-name="ce8" office:value-type="float" office:value="857">
            <text:p>857</text:p>
          </table:table-cell>
          <table:table-cell table:style-name="ce8" office:value-type="float" office:value="1111">
            <text:p>1111</text:p>
          </table:table-cell>
          <table:table-cell table:style-name="ce8" office:value-type="float" office:value="2127">
            <text:p>2127</text:p>
          </table:table-cell>
          <table:table-cell table:style-name="ce8" office:value-type="float" office:value="1081">
            <text:p>1081</text:p>
          </table:table-cell>
          <table:table-cell table:style-name="ce8" office:value-type="float" office:value="4247">
            <text:p>4247</text:p>
          </table:table-cell>
          <table:table-cell table:style-name="ce8" office:value-type="float" office:value="4967">
            <text:p>4967</text:p>
          </table:table-cell>
          <table:table-cell table:style-name="ce8" table:formula="of:=[.B39]/['metro profile'.$B$8]*100" office:value-type="float" office:value="34.6963562753036">
            <text:p>35</text:p>
          </table:table-cell>
          <table:table-cell table:style-name="ce8" table:formula="of:=[.C39]/['metro profile'.$B$8]*100" office:value-type="float" office:value="44.9797570850202">
            <text:p>45</text:p>
          </table:table-cell>
          <table:table-cell table:style-name="ce8" table:formula="of:=[.D39]/['metro profile'.$B$8]*100" office:value-type="float" office:value="86.1133603238866">
            <text:p>86</text:p>
          </table:table-cell>
          <table:table-cell table:style-name="ce8" table:formula="of:=[.E39]/['metro profile'.$B$8]*100" office:value-type="float" office:value="43.7651821862348">
            <text:p>44</text:p>
          </table:table-cell>
          <table:table-cell table:style-name="ce8" table:formula="of:=[.F39]/['metro profile'.$B$8]*100" office:value-type="float" office:value="171.943319838057">
            <text:p>172</text:p>
          </table:table-cell>
          <table:table-cell table:style-name="ce8" table:formula="of:=[.G39]/['metro profile'.$B$8]*100" office:value-type="float" office:value="201.093117408907">
            <text:p>201</text:p>
          </table:table-cell>
        </table:table-row>
        <table:table-row table:style-name="ro5">
          <table:table-cell table:style-name="ce7" office:value-type="date" office:date-value="2007-01-01">
            <text:p>2007-01-01</text:p>
          </table:table-cell>
          <table:table-cell table:style-name="ce8" office:value-type="float" office:value="859">
            <text:p>859</text:p>
          </table:table-cell>
          <table:table-cell table:style-name="ce8" office:value-type="float" office:value="954">
            <text:p>954</text:p>
          </table:table-cell>
          <table:table-cell table:style-name="ce8" office:value-type="float" office:value="2414">
            <text:p>2414</text:p>
          </table:table-cell>
          <table:table-cell table:style-name="ce8" office:value-type="float" office:value="1260">
            <text:p>1260</text:p>
          </table:table-cell>
          <table:table-cell table:style-name="ce8" office:value-type="float" office:value="3611">
            <text:p>3611</text:p>
          </table:table-cell>
          <table:table-cell table:style-name="ce8" office:value-type="float" office:value="4605">
            <text:p>4605</text:p>
          </table:table-cell>
          <table:table-cell table:style-name="ce8" table:formula="of:=[.B40]/['metro profile'.$B$8]*100" office:value-type="float" office:value="34.7773279352227">
            <text:p>35</text:p>
          </table:table-cell>
          <table:table-cell table:style-name="ce8" table:formula="of:=[.C40]/['metro profile'.$B$8]*100" office:value-type="float" office:value="38.6234817813765">
            <text:p>39</text:p>
          </table:table-cell>
          <table:table-cell table:style-name="ce8" table:formula="of:=[.D40]/['metro profile'.$B$8]*100" office:value-type="float" office:value="97.7327935222672">
            <text:p>98</text:p>
          </table:table-cell>
          <table:table-cell table:style-name="ce8" table:formula="of:=[.E40]/['metro profile'.$B$8]*100" office:value-type="float" office:value="51.0121457489879">
            <text:p>51</text:p>
          </table:table-cell>
          <table:table-cell table:style-name="ce8" table:formula="of:=[.F40]/['metro profile'.$B$8]*100" office:value-type="float" office:value="146.194331983806">
            <text:p>146</text:p>
          </table:table-cell>
          <table:table-cell table:style-name="ce8" table:formula="of:=[.G40]/['metro profile'.$B$8]*100" office:value-type="float" office:value="186.437246963563">
            <text:p>186</text:p>
          </table:table-cell>
        </table:table-row>
        <table:table-row table:style-name="ro5">
          <table:table-cell table:style-name="ce7" office:value-type="date" office:date-value="2007-07-01">
            <text:p>2007-07-01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1959">
            <text:p>1959</text:p>
          </table:table-cell>
          <table:table-cell table:style-name="ce8" office:value-type="float" office:value="908">
            <text:p>908</text:p>
          </table:table-cell>
          <table:table-cell table:style-name="ce8" office:value-type="float" office:value="3222">
            <text:p>3222</text:p>
          </table:table-cell>
          <table:table-cell table:style-name="ce8" office:value-type="float" office:value="2697">
            <text:p>2697</text:p>
          </table:table-cell>
          <table:table-cell table:style-name="ce8" table:formula="of:=[.B41]/['metro profile'.$B$8]*100" office:value-type="float" office:value="31.417004048583">
            <text:p>31</text:p>
          </table:table-cell>
          <table:table-cell table:style-name="ce8" table:formula="of:=[.C41]/['metro profile'.$B$8]*100" office:value-type="float" office:value="31.1336032388664">
            <text:p>31</text:p>
          </table:table-cell>
          <table:table-cell table:style-name="ce8" table:formula="of:=[.D41]/['metro profile'.$B$8]*100" office:value-type="float" office:value="79.3117408906883">
            <text:p>79</text:p>
          </table:table-cell>
          <table:table-cell table:style-name="ce8" table:formula="of:=[.E41]/['metro profile'.$B$8]*100" office:value-type="float" office:value="36.7611336032389">
            <text:p>37</text:p>
          </table:table-cell>
          <table:table-cell table:style-name="ce8" table:formula="of:=[.F41]/['metro profile'.$B$8]*100" office:value-type="float" office:value="130.445344129555">
            <text:p>130</text:p>
          </table:table-cell>
          <table:table-cell table:style-name="ce8" table:formula="of:=[.G41]/['metro profile'.$B$8]*100" office:value-type="float" office:value="109.19028340081">
            <text:p>109</text:p>
          </table:table-cell>
        </table:table-row>
        <table:table-row table:style-name="ro5">
          <table:table-cell table:style-name="ce7" office:value-type="date" office:date-value="2008-01-01">
            <text:p>2008-01-01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844">
            <text:p>844</text:p>
          </table:table-cell>
          <table:table-cell table:style-name="ce8" office:value-type="float" office:value="1536">
            <text:p>1536</text:p>
          </table:table-cell>
          <table:table-cell table:style-name="ce8" office:value-type="float" office:value="700">
            <text:p>700</text:p>
          </table:table-cell>
          <table:table-cell table:style-name="ce8" office:value-type="float" office:value="3145">
            <text:p>3145</text:p>
          </table:table-cell>
          <table:table-cell table:style-name="ce8" office:value-type="float" office:value="1921">
            <text:p>1921</text:p>
          </table:table-cell>
          <table:table-cell table:style-name="ce8" table:formula="of:=[.B42]/['metro profile'.$B$8]*100" office:value-type="float" office:value="32.4696356275304">
            <text:p>32</text:p>
          </table:table-cell>
          <table:table-cell table:style-name="ce8" table:formula="of:=[.C42]/['metro profile'.$B$8]*100" office:value-type="float" office:value="34.17004048583">
            <text:p>34</text:p>
          </table:table-cell>
          <table:table-cell table:style-name="ce8" table:formula="of:=[.D42]/['metro profile'.$B$8]*100" office:value-type="float" office:value="62.1862348178138">
            <text:p>62</text:p>
          </table:table-cell>
          <table:table-cell table:style-name="ce8" table:formula="of:=[.E42]/['metro profile'.$B$8]*100" office:value-type="float" office:value="28.3400809716599">
            <text:p>28</text:p>
          </table:table-cell>
          <table:table-cell table:style-name="ce8" table:formula="of:=[.F42]/['metro profile'.$B$8]*100" office:value-type="float" office:value="127.327935222672">
            <text:p>127</text:p>
          </table:table-cell>
          <table:table-cell table:style-name="ce8" table:formula="of:=[.G42]/['metro profile'.$B$8]*100" office:value-type="float" office:value="77.7732793522267">
            <text:p>78</text:p>
          </table:table-cell>
        </table:table-row>
        <table:table-row table:style-name="ro5">
          <table:table-cell table:style-name="ce7" office:value-type="date" office:date-value="2008-07-01">
            <text:p>2008-07-01</text:p>
          </table:table-cell>
          <table:table-cell table:style-name="ce8" office:value-type="float" office:value="442">
            <text:p>442</text:p>
          </table:table-cell>
          <table:table-cell table:style-name="ce8" office:value-type="float" office:value="452">
            <text:p>452</text:p>
          </table:table-cell>
          <table:table-cell table:style-name="ce8" office:value-type="float" office:value="987">
            <text:p>987</text:p>
          </table:table-cell>
          <table:table-cell table:style-name="ce8" office:value-type="float" office:value="556">
            <text:p>556</text:p>
          </table:table-cell>
          <table:table-cell table:style-name="ce8" office:value-type="float" office:value="2278">
            <text:p>2278</text:p>
          </table:table-cell>
          <table:table-cell table:style-name="ce8" office:value-type="float" office:value="1212">
            <text:p>1212</text:p>
          </table:table-cell>
          <table:table-cell table:style-name="ce8" table:formula="of:=[.B43]/['metro profile'.$B$8]*100" office:value-type="float" office:value="17.8947368421053">
            <text:p>18</text:p>
          </table:table-cell>
          <table:table-cell table:style-name="ce8" table:formula="of:=[.C43]/['metro profile'.$B$8]*100" office:value-type="float" office:value="18.2995951417004">
            <text:p>18</text:p>
          </table:table-cell>
          <table:table-cell table:style-name="ce8" table:formula="of:=[.D43]/['metro profile'.$B$8]*100" office:value-type="float" office:value="39.9595141700405">
            <text:p>40</text:p>
          </table:table-cell>
          <table:table-cell table:style-name="ce8" table:formula="of:=[.E43]/['metro profile'.$B$8]*100" office:value-type="float" office:value="22.5101214574899">
            <text:p>23</text:p>
          </table:table-cell>
          <table:table-cell table:style-name="ce8" table:formula="of:=[.F43]/['metro profile'.$B$8]*100" office:value-type="float" office:value="92.2267206477733">
            <text:p>92</text:p>
          </table:table-cell>
          <table:table-cell table:style-name="ce8" table:formula="of:=[.G43]/['metro profile'.$B$8]*100" office:value-type="float" office:value="49.0688259109312">
            <text:p>49</text:p>
          </table:table-cell>
        </table:table-row>
        <table:table-row table:style-name="ro5">
          <table:table-cell table:style-name="ce7" office:value-type="date" office:date-value="2009-01-01">
            <text:p>2009-01-01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445">
            <text:p>445</text:p>
          </table:table-cell>
          <table:table-cell table:style-name="ce8" office:value-type="float" office:value="610">
            <text:p>610</text:p>
          </table:table-cell>
          <table:table-cell table:style-name="ce8" office:value-type="float" office:value="303">
            <text:p>303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535">
            <text:p>535</text:p>
          </table:table-cell>
          <table:table-cell table:style-name="ce8" table:formula="of:=[.B44]/['metro profile'.$B$8]*100" office:value-type="float" office:value="11.3765182186235">
            <text:p>11</text:p>
          </table:table-cell>
          <table:table-cell table:style-name="ce8" table:formula="of:=[.C44]/['metro profile'.$B$8]*100" office:value-type="float" office:value="18.0161943319838">
            <text:p>18</text:p>
          </table:table-cell>
          <table:table-cell table:style-name="ce8" table:formula="of:=[.D44]/['metro profile'.$B$8]*100" office:value-type="float" office:value="24.6963562753036">
            <text:p>25</text:p>
          </table:table-cell>
          <table:table-cell table:style-name="ce8" table:formula="of:=[.E44]/['metro profile'.$B$8]*100" office:value-type="float" office:value="12.2672064777328">
            <text:p>12</text:p>
          </table:table-cell>
          <table:table-cell table:style-name="ce8" table:formula="of:=[.F44]/['metro profile'.$B$8]*100" office:value-type="float" office:value="71.1740890688259">
            <text:p>71</text:p>
          </table:table-cell>
          <table:table-cell table:style-name="ce8" table:formula="of:=[.G44]/['metro profile'.$B$8]*100" office:value-type="float" office:value="21.6599190283401">
            <text:p>22</text:p>
          </table:table-cell>
        </table:table-row>
        <table:table-row table:style-name="ro5">
          <table:table-cell table:style-name="ce7" office:value-type="date" office:date-value="2009-07-01">
            <text:p>2009-07-01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449">
            <text:p>449</text:p>
          </table:table-cell>
          <table:table-cell table:style-name="ce8" office:value-type="float" office:value="603">
            <text:p>603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562">
            <text:p>562</text:p>
          </table:table-cell>
          <table:table-cell table:style-name="ce8" table:formula="of:=[.B45]/['metro profile'.$B$8]*100" office:value-type="float" office:value="12.1052631578947">
            <text:p>12</text:p>
          </table:table-cell>
          <table:table-cell table:style-name="ce8" table:formula="of:=[.C45]/['metro profile'.$B$8]*100" office:value-type="float" office:value="18.1781376518219">
            <text:p>18</text:p>
          </table:table-cell>
          <table:table-cell table:style-name="ce8" table:formula="of:=[.D45]/['metro profile'.$B$8]*100" office:value-type="float" office:value="24.412955465587">
            <text:p>24</text:p>
          </table:table-cell>
          <table:table-cell table:style-name="ce8" table:formula="of:=[.E45]/['metro profile'.$B$8]*100" office:value-type="float" office:value="14.1295546558704">
            <text:p>14</text:p>
          </table:table-cell>
          <table:table-cell table:style-name="ce8" table:formula="of:=[.F45]/['metro profile'.$B$8]*100" office:value-type="float" office:value="64.8178137651822">
            <text:p>65</text:p>
          </table:table-cell>
          <table:table-cell table:style-name="ce8" table:formula="of:=[.G45]/['metro profile'.$B$8]*100" office:value-type="float" office:value="22.753036437247">
            <text:p>23</text:p>
          </table:table-cell>
        </table:table-row>
        <table:table-row table:style-name="ro5">
          <table:table-cell table:style-name="ce7" office:value-type="date" office:date-value="2010-01-01">
            <text:p>2010-01-0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536">
            <text:p>536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717">
            <text:p>717</text:p>
          </table:table-cell>
          <table:table-cell table:style-name="ce8" table:formula="of:=[.B46]/['metro profile'.$B$8]*100" office:value-type="float" office:value="16.9230769230769">
            <text:p>17</text:p>
          </table:table-cell>
          <table:table-cell table:style-name="ce8" table:formula="of:=[.C46]/['metro profile'.$B$8]*100" office:value-type="float" office:value="21.7004048582996">
            <text:p>22</text:p>
          </table:table-cell>
          <table:table-cell table:style-name="ce8" table:formula="of:=[.D46]/['metro profile'.$B$8]*100" office:value-type="float" office:value="31.6194331983806">
            <text:p>32</text:p>
          </table:table-cell>
          <table:table-cell table:style-name="ce8" table:formula="of:=[.E46]/['metro profile'.$B$8]*100" office:value-type="float" office:value="15.3846153846154">
            <text:p>15</text:p>
          </table:table-cell>
          <table:table-cell table:style-name="ce8" table:formula="of:=[.F46]/['metro profile'.$B$8]*100" office:value-type="float" office:value="64.2914979757085">
            <text:p>64</text:p>
          </table:table-cell>
          <table:table-cell table:style-name="ce8" table:formula="of:=[.G46]/['metro profile'.$B$8]*100" office:value-type="float" office:value="29.0283400809717">
            <text:p>29</text:p>
          </table:table-cell>
        </table:table-row>
        <table:table-row table:style-name="ro5">
          <table:table-cell table:style-name="ce7" office:value-type="date" office:date-value="2010-07-01">
            <text:p>2010-07-01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870">
            <text:p>87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527">
            <text:p>527</text:p>
          </table:table-cell>
          <table:table-cell table:style-name="ce8" table:formula="of:=[.B47]/['metro profile'.$B$8]*100" office:value-type="float" office:value="14.4534412955466">
            <text:p>14</text:p>
          </table:table-cell>
          <table:table-cell table:style-name="ce8" table:formula="of:=[.C47]/['metro profile'.$B$8]*100" office:value-type="float" office:value="23.0769230769231">
            <text:p>23</text:p>
          </table:table-cell>
          <table:table-cell table:style-name="ce8" table:formula="of:=[.D47]/['metro profile'.$B$8]*100" office:value-type="float" office:value="35.2226720647773">
            <text:p>35</text:p>
          </table:table-cell>
          <table:table-cell table:style-name="ce8" table:formula="of:=[.E47]/['metro profile'.$B$8]*100" office:value-type="float" office:value="15.2226720647773">
            <text:p>15</text:p>
          </table:table-cell>
          <table:table-cell table:style-name="ce8" table:formula="of:=[.F47]/['metro profile'.$B$8]*100" office:value-type="float" office:value="65.9109311740891">
            <text:p>66</text:p>
          </table:table-cell>
          <table:table-cell table:style-name="ce8" table:formula="of:=[.G47]/['metro profile'.$B$8]*100" office:value-type="float" office:value="21.336032388664">
            <text:p>21</text:p>
          </table:table-cell>
        </table:table-row>
        <table:table-row table:style-name="ro5">
          <table:table-cell table:style-name="ce7" office:value-type="date" office:date-value="2011-01-01">
            <text:p>2011-01-01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906">
            <text:p>906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1971">
            <text:p>1971</text:p>
          </table:table-cell>
          <table:table-cell table:style-name="ce8" office:value-type="float" office:value="688">
            <text:p>688</text:p>
          </table:table-cell>
          <table:table-cell table:style-name="ce8" table:formula="of:=[.B48]/['metro profile'.$B$8]*100" office:value-type="float" office:value="18.7449392712551">
            <text:p>19</text:p>
          </table:table-cell>
          <table:table-cell table:style-name="ce8" table:formula="of:=[.C48]/['metro profile'.$B$8]*100" office:value-type="float" office:value="18.6234817813765">
            <text:p>19</text:p>
          </table:table-cell>
          <table:table-cell table:style-name="ce8" table:formula="of:=[.D48]/['metro profile'.$B$8]*100" office:value-type="float" office:value="36.6801619433198">
            <text:p>37</text:p>
          </table:table-cell>
          <table:table-cell table:style-name="ce8" table:formula="of:=[.E48]/['metro profile'.$B$8]*100" office:value-type="float" office:value="14.6153846153846">
            <text:p>15</text:p>
          </table:table-cell>
          <table:table-cell table:style-name="ce8" table:formula="of:=[.F48]/['metro profile'.$B$8]*100" office:value-type="float" office:value="79.7975708502024">
            <text:p>80</text:p>
          </table:table-cell>
          <table:table-cell table:style-name="ce8" table:formula="of:=[.G48]/['metro profile'.$B$8]*100" office:value-type="float" office:value="27.8542510121457">
            <text:p>28</text:p>
          </table:table-cell>
        </table:table-row>
        <table:table-row table:style-name="ro5">
          <table:table-cell table:style-name="ce7" office:value-type="date" office:date-value="2011-07-01">
            <text:p>2011-07-01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955">
            <text:p>955</text:p>
          </table:table-cell>
          <table:table-cell table:style-name="ce8" office:value-type="float" office:value="517">
            <text:p>517</text:p>
          </table:table-cell>
          <table:table-cell table:style-name="ce8" office:value-type="float" office:value="2071">
            <text:p>2071</text:p>
          </table:table-cell>
          <table:table-cell table:style-name="ce8" office:value-type="float" office:value="737">
            <text:p>737</text:p>
          </table:table-cell>
          <table:table-cell table:style-name="ce8" table:formula="of:=[.B49]/['metro profile'.$B$8]*100" office:value-type="float" office:value="17.6113360323887">
            <text:p>18</text:p>
          </table:table-cell>
          <table:table-cell table:style-name="ce8" table:formula="of:=[.C49]/['metro profile'.$B$8]*100" office:value-type="float" office:value="21.9028340080972">
            <text:p>22</text:p>
          </table:table-cell>
          <table:table-cell table:style-name="ce8" table:formula="of:=[.D49]/['metro profile'.$B$8]*100" office:value-type="float" office:value="38.663967611336">
            <text:p>39</text:p>
          </table:table-cell>
          <table:table-cell table:style-name="ce8" table:formula="of:=[.E49]/['metro profile'.$B$8]*100" office:value-type="float" office:value="20.9311740890688">
            <text:p>21</text:p>
          </table:table-cell>
          <table:table-cell table:style-name="ce8" table:formula="of:=[.F49]/['metro profile'.$B$8]*100" office:value-type="float" office:value="83.8461538461539">
            <text:p>84</text:p>
          </table:table-cell>
          <table:table-cell table:style-name="ce8" table:formula="of:=[.G49]/['metro profile'.$B$8]*100" office:value-type="float" office:value="29.8380566801619">
            <text:p>30</text:p>
          </table:table-cell>
        </table:table-row>
        <table:table-row table:style-name="ro5">
          <table:table-cell table:style-name="ce7" office:value-type="date" office:date-value="2012-01-01">
            <text:p>2012-01-01</text:p>
          </table:table-cell>
          <table:table-cell table:style-name="ce8" office:value-type="float" office:value="492">
            <text:p>492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577">
            <text:p>577</text:p>
          </table:table-cell>
          <table:table-cell table:style-name="ce8" office:value-type="float" office:value="2551">
            <text:p>2551</text:p>
          </table:table-cell>
          <table:table-cell table:style-name="ce8" office:value-type="float" office:value="1174">
            <text:p>1174</text:p>
          </table:table-cell>
          <table:table-cell table:style-name="ce8" table:formula="of:=[.B50]/['metro profile'.$B$8]*100" office:value-type="float" office:value="19.919028340081">
            <text:p>20</text:p>
          </table:table-cell>
          <table:table-cell table:style-name="ce8" table:formula="of:=[.C50]/['metro profile'.$B$8]*100" office:value-type="float" office:value="29.1902834008097">
            <text:p>29</text:p>
          </table:table-cell>
          <table:table-cell table:style-name="ce8" table:formula="of:=[.D50]/['metro profile'.$B$8]*100" office:value-type="float" office:value="54.7773279352227">
            <text:p>55</text:p>
          </table:table-cell>
          <table:table-cell table:style-name="ce8" table:formula="of:=[.E50]/['metro profile'.$B$8]*100" office:value-type="float" office:value="23.3603238866397">
            <text:p>23</text:p>
          </table:table-cell>
          <table:table-cell table:style-name="ce8" table:formula="of:=[.F50]/['metro profile'.$B$8]*100" office:value-type="float" office:value="103.279352226721">
            <text:p>103</text:p>
          </table:table-cell>
          <table:table-cell table:style-name="ce8" table:formula="of:=[.G50]/['metro profile'.$B$8]*100" office:value-type="float" office:value="47.5303643724696">
            <text:p>48</text:p>
          </table:table-cell>
        </table:table-row>
        <table:table-row table:style-name="ro5">
          <table:table-cell table:style-name="ce7" office:value-type="date" office:date-value="2012-07-01">
            <text:p>2012-07-01</text:p>
          </table:table-cell>
          <table:table-cell table:style-name="ce8" office:value-type="float" office:value="974">
            <text:p>974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733">
            <text:p>733</text:p>
          </table:table-cell>
          <table:table-cell table:style-name="ce8" office:value-type="float" office:value="2827">
            <text:p>2827</text:p>
          </table:table-cell>
          <table:table-cell table:style-name="ce8" office:value-type="float" office:value="1225">
            <text:p>1225</text:p>
          </table:table-cell>
          <table:table-cell table:style-name="ce8" table:formula="of:=[.B51]/['metro profile'.$B$8]*100" office:value-type="float" office:value="39.4331983805668">
            <text:p>39</text:p>
          </table:table-cell>
          <table:table-cell table:style-name="ce8" table:formula="of:=[.C51]/['metro profile'.$B$8]*100" office:value-type="float" office:value="29.7570850202429">
            <text:p>30</text:p>
          </table:table-cell>
          <table:table-cell table:style-name="ce8" table:formula="of:=[.D51]/['metro profile'.$B$8]*100" office:value-type="float" office:value="59.5141700404858">
            <text:p>60</text:p>
          </table:table-cell>
          <table:table-cell table:style-name="ce8" table:formula="of:=[.E51]/['metro profile'.$B$8]*100" office:value-type="float" office:value="29.6761133603239">
            <text:p>30</text:p>
          </table:table-cell>
          <table:table-cell table:style-name="ce8" table:formula="of:=[.F51]/['metro profile'.$B$8]*100" office:value-type="float" office:value="114.453441295547">
            <text:p>114</text:p>
          </table:table-cell>
          <table:table-cell table:style-name="ce8" table:formula="of:=[.G51]/['metro profile'.$B$8]*100" office:value-type="float" office:value="49.5951417004049">
            <text:p>50</text:p>
          </table:table-cell>
        </table:table-row>
        <table:table-row table:style-name="ro5">
          <table:table-cell table:style-name="ce7" office:value-type="date" office:date-value="2013-01-01">
            <text:p>2013-01-01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892">
            <text:p>892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964">
            <text:p>964</text:p>
          </table:table-cell>
          <table:table-cell table:style-name="ce8" office:value-type="float" office:value="2858">
            <text:p>2858</text:p>
          </table:table-cell>
          <table:table-cell table:style-name="ce8" office:value-type="float" office:value="2106">
            <text:p>2106</text:p>
          </table:table-cell>
          <table:table-cell table:style-name="ce8" table:formula="of:=[.B52]/['metro profile'.$B$8]*100" office:value-type="float" office:value="40.4858299595142">
            <text:p>40</text:p>
          </table:table-cell>
          <table:table-cell table:style-name="ce8" table:formula="of:=[.C52]/['metro profile'.$B$8]*100" office:value-type="float" office:value="36.1133603238866">
            <text:p>36</text:p>
          </table:table-cell>
          <table:table-cell table:style-name="ce8" table:formula="of:=[.D52]/['metro profile'.$B$8]*100" office:value-type="float" office:value="57.2064777327935">
            <text:p>57</text:p>
          </table:table-cell>
          <table:table-cell table:style-name="ce8" table:formula="of:=[.E52]/['metro profile'.$B$8]*100" office:value-type="float" office:value="39.0283400809717">
            <text:p>39</text:p>
          </table:table-cell>
          <table:table-cell table:style-name="ce8" table:formula="of:=[.F52]/['metro profile'.$B$8]*100" office:value-type="float" office:value="115.708502024292">
            <text:p>116</text:p>
          </table:table-cell>
          <table:table-cell table:style-name="ce8" table:formula="of:=[.G52]/['metro profile'.$B$8]*100" office:value-type="float" office:value="85.2631578947368">
            <text:p>8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ces" table:style-name="ta1">
        <table:table-column table:style-name="co11" table:default-cell-style-name="ce9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234600">
            <text:p>234600</text:p>
          </table:table-cell>
          <table:table-cell office:value-type="float" office:value="153800">
            <text:p>1538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96900">
            <text:p>969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236700">
            <text:p>236700</text:p>
          </table:table-cell>
          <table:table-cell office:value-type="float" office:value="155500">
            <text:p>1555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98100">
            <text:p>981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238900">
            <text:p>238900</text:p>
          </table:table-cell>
          <table:table-cell office:value-type="float" office:value="157200">
            <text:p>1572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99300">
            <text:p>993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241000">
            <text:p>241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99900">
            <text:p>999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243400">
            <text:p>243400</text:p>
          </table:table-cell>
          <table:table-cell office:value-type="float" office:value="160000">
            <text:p>1600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100600">
            <text:p>1006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246100">
            <text:p>2461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100800">
            <text:p>1008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247600">
            <text:p>247600</text:p>
          </table:table-cell>
          <table:table-cell office:value-type="float" office:value="165100">
            <text:p>1651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247500">
            <text:p>247500</text:p>
          </table:table-cell>
          <table:table-cell office:value-type="float" office:value="169900">
            <text:p>1699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100500">
            <text:p>100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249200">
            <text:p>249200</text:p>
          </table:table-cell>
          <table:table-cell office:value-type="float" office:value="171100">
            <text:p>1711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254100">
            <text:p>254100</text:p>
          </table:table-cell>
          <table:table-cell office:value-type="float" office:value="168000">
            <text:p>1680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102100">
            <text:p>102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259400">
            <text:p>259400</text:p>
          </table:table-cell>
          <table:table-cell office:value-type="float" office:value="166600">
            <text:p>1666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102700">
            <text:p>1027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264800">
            <text:p>264800</text:p>
          </table:table-cell>
          <table:table-cell office:value-type="float" office:value="168200">
            <text:p>1682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103700">
            <text:p>1037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268500">
            <text:p>268500</text:p>
          </table:table-cell>
          <table:table-cell office:value-type="float" office:value="170200">
            <text:p>1702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104800">
            <text:p>1048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270700">
            <text:p>270700</text:p>
          </table:table-cell>
          <table:table-cell office:value-type="float" office:value="171900">
            <text:p>1719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105800">
            <text:p>1058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273000">
            <text:p>273000</text:p>
          </table:table-cell>
          <table:table-cell office:value-type="float" office:value="173200">
            <text:p>1732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106500">
            <text:p>1065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274500">
            <text:p>274500</text:p>
          </table:table-cell>
          <table:table-cell office:value-type="float" office:value="174900">
            <text:p>1749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107300">
            <text:p>1073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275000">
            <text:p>275000</text:p>
          </table:table-cell>
          <table:table-cell office:value-type="float" office:value="176900">
            <text:p>1769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108200">
            <text:p>1082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275800">
            <text:p>275800</text:p>
          </table:table-cell>
          <table:table-cell office:value-type="float" office:value="178600">
            <text:p>1786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109200">
            <text:p>1092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276300">
            <text:p>276300</text:p>
          </table:table-cell>
          <table:table-cell office:value-type="float" office:value="182000">
            <text:p>1820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77000">
            <text:p>277000</text:p>
          </table:table-cell>
          <table:table-cell office:value-type="float" office:value="186900">
            <text:p>1869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110800">
            <text:p>1108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80400">
            <text:p>280400</text:p>
          </table:table-cell>
          <table:table-cell office:value-type="float" office:value="188800">
            <text:p>1888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111900">
            <text:p>1119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85600">
            <text:p>285600</text:p>
          </table:table-cell>
          <table:table-cell table:number-columns-repeated="2"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113000">
            <text:p>1130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92300">
            <text:p>292300</text:p>
          </table:table-cell>
          <table:table-cell office:value-type="float" office:value="186000">
            <text:p>1860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114100">
            <text:p>1141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300500">
            <text:p>300500</text:p>
          </table:table-cell>
          <table:table-cell office:value-type="float" office:value="188800">
            <text:p>1888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115300">
            <text:p>1153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307600">
            <text:p>307600</text:p>
          </table:table-cell>
          <table:table-cell office:value-type="float" office:value="192300">
            <text:p>1923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116500">
            <text:p>1165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312800">
            <text:p>312800</text:p>
          </table:table-cell>
          <table:table-cell office:value-type="float" office:value="194800">
            <text:p>1948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117700">
            <text:p>1177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317700">
            <text:p>317700</text:p>
          </table:table-cell>
          <table:table-cell office:value-type="float" office:value="197600">
            <text:p>1976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118700">
            <text:p>118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321800">
            <text:p>321800</text:p>
          </table:table-cell>
          <table:table-cell office:value-type="float" office:value="200400">
            <text:p>2004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326100">
            <text:p>326100</text:p>
          </table:table-cell>
          <table:table-cell office:value-type="float" office:value="203400">
            <text:p>2034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120300">
            <text:p>1203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332100">
            <text:p>332100</text:p>
          </table:table-cell>
          <table:table-cell office:value-type="float" office:value="206500">
            <text:p>2065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121400">
            <text:p>1214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338300">
            <text:p>338300</text:p>
          </table:table-cell>
          <table:table-cell office:value-type="float" office:value="211400">
            <text:p>2114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345100">
            <text:p>345100</text:p>
          </table:table-cell>
          <table:table-cell office:value-type="float" office:value="217400">
            <text:p>217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122600">
            <text:p>1226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356500">
            <text:p>356500</text:p>
          </table:table-cell>
          <table:table-cell office:value-type="float" office:value="220600">
            <text:p>2206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123200">
            <text:p>1232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369500">
            <text:p>369500</text:p>
          </table:table-cell>
          <table:table-cell office:value-type="float" office:value="219800">
            <text:p>2198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124000">
            <text:p>1240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379300">
            <text:p>379300</text:p>
          </table:table-cell>
          <table:table-cell office:value-type="float" office:value="220900">
            <text:p>2209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124900">
            <text:p>1249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385500">
            <text:p>385500</text:p>
          </table:table-cell>
          <table:table-cell office:value-type="float" office:value="225300">
            <text:p>2253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125900">
            <text:p>1259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390100">
            <text:p>390100</text:p>
          </table:table-cell>
          <table:table-cell office:value-type="float" office:value="229800">
            <text:p>2298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127000">
            <text:p>1270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396000">
            <text:p>396000</text:p>
          </table:table-cell>
          <table:table-cell office:value-type="float" office:value="232900">
            <text:p>2329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127900">
            <text:p>1279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405000">
            <text:p>405000</text:p>
          </table:table-cell>
          <table:table-cell office:value-type="float" office:value="236200">
            <text:p>2362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128700">
            <text:p>1287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414400">
            <text:p>414400</text:p>
          </table:table-cell>
          <table:table-cell office:value-type="float" office:value="240000">
            <text:p>2400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129800">
            <text:p>1298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423900">
            <text:p>423900</text:p>
          </table:table-cell>
          <table:table-cell office:value-type="float" office:value="243700">
            <text:p>2437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131200">
            <text:p>1312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433600">
            <text:p>433600</text:p>
          </table:table-cell>
          <table:table-cell office:value-type="float" office:value="248100">
            <text:p>2481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440100">
            <text:p>440100</text:p>
          </table:table-cell>
          <table:table-cell office:value-type="float" office:value="253900">
            <text:p>2539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444500">
            <text:p>444500</text:p>
          </table:table-cell>
          <table:table-cell office:value-type="float" office:value="260000">
            <text:p>2600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447300">
            <text:p>447300</text:p>
          </table:table-cell>
          <table:table-cell office:value-type="float" office:value="262200">
            <text:p>2622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132900">
            <text:p>1329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445900">
            <text:p>445900</text:p>
          </table:table-cell>
          <table:table-cell office:value-type="float" office:value="261600">
            <text:p>2616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133800">
            <text:p>1338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439600">
            <text:p>439600</text:p>
          </table:table-cell>
          <table:table-cell office:value-type="float" office:value="262000">
            <text:p>2620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134600">
            <text:p>134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432800">
            <text:p>432800</text:p>
          </table:table-cell>
          <table:table-cell office:value-type="float" office:value="264800">
            <text:p>2648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135300">
            <text:p>1353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427600">
            <text:p>427600</text:p>
          </table:table-cell>
          <table:table-cell office:value-type="float" office:value="268000">
            <text:p>2680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135900">
            <text:p>1359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424800">
            <text:p>424800</text:p>
          </table:table-cell>
          <table:table-cell office:value-type="float" office:value="272000">
            <text:p>2720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136700">
            <text:p>1367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422600">
            <text:p>422600</text:p>
          </table:table-cell>
          <table:table-cell office:value-type="float" office:value="275100">
            <text:p>275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137400">
            <text:p>1374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419100">
            <text:p>419100</text:p>
          </table:table-cell>
          <table:table-cell office:value-type="float" office:value="277200">
            <text:p>2772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138000">
            <text:p>1380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413500">
            <text:p>413500</text:p>
          </table:table-cell>
          <table:table-cell office:value-type="float" office:value="278200">
            <text:p>2782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138800">
            <text:p>1388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410100">
            <text:p>410100</text:p>
          </table:table-cell>
          <table:table-cell office:value-type="float" office:value="277900">
            <text:p>2779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139100">
            <text:p>139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412100">
            <text:p>412100</text:p>
          </table:table-cell>
          <table:table-cell office:value-type="float" office:value="279300">
            <text:p>2793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139300">
            <text:p>1393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417600">
            <text:p>417600</text:p>
          </table:table-cell>
          <table:table-cell office:value-type="float" office:value="282700">
            <text:p>2827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424700">
            <text:p>424700</text:p>
          </table:table-cell>
          <table:table-cell office:value-type="float" office:value="286100">
            <text:p>2861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140500">
            <text:p>1405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434400">
            <text:p>434400</text:p>
          </table:table-cell>
          <table:table-cell office:value-type="float" office:value="289500">
            <text:p>2895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140700">
            <text:p>1407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444400">
            <text:p>444400</text:p>
          </table:table-cell>
          <table:table-cell office:value-type="float" office:value="293900">
            <text:p>2939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141400">
            <text:p>141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451900">
            <text:p>451900</text:p>
          </table:table-cell>
          <table:table-cell office:value-type="float" office:value="298300">
            <text:p>2983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142100">
            <text:p>1421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457700">
            <text:p>457700</text:p>
          </table:table-cell>
          <table:table-cell office:value-type="float" office:value="303100">
            <text:p>3031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462500">
            <text:p>462500</text:p>
          </table:table-cell>
          <table:table-cell office:value-type="float" office:value="307400">
            <text:p>3074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143400">
            <text:p>1434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465900">
            <text:p>465900</text:p>
          </table:table-cell>
          <table:table-cell office:value-type="float" office:value="311600">
            <text:p>3116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144100">
            <text:p>1441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468200">
            <text:p>468200</text:p>
          </table:table-cell>
          <table:table-cell office:value-type="float" office:value="314800">
            <text:p>3148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144700">
            <text:p>1447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469200">
            <text:p>469200</text:p>
          </table:table-cell>
          <table:table-cell office:value-type="float" office:value="317800">
            <text:p>3178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145100">
            <text:p>1451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469100">
            <text:p>469100</text:p>
          </table:table-cell>
          <table:table-cell office:value-type="float" office:value="319300">
            <text:p>3193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145500">
            <text:p>1455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470000">
            <text:p>470000</text:p>
          </table:table-cell>
          <table:table-cell office:value-type="float" office:value="319500">
            <text:p>3195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146200">
            <text:p>1462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471600">
            <text:p>471600</text:p>
          </table:table-cell>
          <table:table-cell office:value-type="float" office:value="320500">
            <text:p>320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471300">
            <text:p>471300</text:p>
          </table:table-cell>
          <table:table-cell office:value-type="float" office:value="322200">
            <text:p>3222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470400">
            <text:p>470400</text:p>
          </table:table-cell>
          <table:table-cell office:value-type="float" office:value="323500">
            <text:p>3235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471100">
            <text:p>471100</text:p>
          </table:table-cell>
          <table:table-cell office:value-type="float" office:value="323800">
            <text:p>3238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147600">
            <text:p>1476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475000">
            <text:p>475000</text:p>
          </table:table-cell>
          <table:table-cell office:value-type="float" office:value="324400">
            <text:p>324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148200">
            <text:p>1482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481500">
            <text:p>481500</text:p>
          </table:table-cell>
          <table:table-cell office:value-type="float" office:value="325900">
            <text:p>3259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148700">
            <text:p>1487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488800">
            <text:p>488800</text:p>
          </table:table-cell>
          <table:table-cell office:value-type="float" office:value="328400">
            <text:p>328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149100">
            <text:p>1491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496300">
            <text:p>496300</text:p>
          </table:table-cell>
          <table:table-cell office:value-type="float" office:value="331100">
            <text:p>331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149700">
            <text:p>1497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504000">
            <text:p>504000</text:p>
          </table:table-cell>
          <table:table-cell office:value-type="float" office:value="333800">
            <text:p>3338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150100">
            <text:p>1501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511900">
            <text:p>511900</text:p>
          </table:table-cell>
          <table:table-cell office:value-type="float" office:value="336100">
            <text:p>3361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150600">
            <text:p>1506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520600">
            <text:p>520600</text:p>
          </table:table-cell>
          <table:table-cell office:value-type="float" office:value="338700">
            <text:p>3387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151300">
            <text:p>1513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527900">
            <text:p>527900</text:p>
          </table:table-cell>
          <table:table-cell office:value-type="float" office:value="341900">
            <text:p>3419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151800">
            <text:p>1518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533600">
            <text:p>533600</text:p>
          </table:table-cell>
          <table:table-cell office:value-type="float" office:value="344200">
            <text:p>3442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152000">
            <text:p>1520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539900">
            <text:p>539900</text:p>
          </table:table-cell>
          <table:table-cell office:value-type="float" office:value="346900">
            <text:p>3469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152600">
            <text:p>1526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548700">
            <text:p>548700</text:p>
          </table:table-cell>
          <table:table-cell office:value-type="float" office:value="350000">
            <text:p>3500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153400">
            <text:p>1534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558100">
            <text:p>558100</text:p>
          </table:table-cell>
          <table:table-cell office:value-type="float" office:value="352800">
            <text:p>3528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154000">
            <text:p>1540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569100">
            <text:p>569100</text:p>
          </table:table-cell>
          <table:table-cell office:value-type="float" office:value="354600">
            <text:p>3546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154600">
            <text:p>1546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580000">
            <text:p>580000</text:p>
          </table:table-cell>
          <table:table-cell office:value-type="float" office:value="356000">
            <text:p>3560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155200">
            <text:p>1552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589600">
            <text:p>589600</text:p>
          </table:table-cell>
          <table:table-cell office:value-type="float" office:value="357800">
            <text:p>3578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155700">
            <text:p>1557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98700">
            <text:p>598700</text:p>
          </table:table-cell>
          <table:table-cell office:value-type="float" office:value="360700">
            <text:p>3607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155900">
            <text:p>1559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610500">
            <text:p>610500</text:p>
          </table:table-cell>
          <table:table-cell office:value-type="float" office:value="363600">
            <text:p>3636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156500">
            <text:p>156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625600">
            <text:p>625600</text:p>
          </table:table-cell>
          <table:table-cell office:value-type="float" office:value="366500">
            <text:p>3665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157700">
            <text:p>1577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640200">
            <text:p>640200</text:p>
          </table:table-cell>
          <table:table-cell office:value-type="float" office:value="370300">
            <text:p>3703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159000">
            <text:p>1590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651400">
            <text:p>651400</text:p>
          </table:table-cell>
          <table:table-cell office:value-type="float" office:value="374100">
            <text:p>3741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160200">
            <text:p>1602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660300">
            <text:p>660300</text:p>
          </table:table-cell>
          <table:table-cell office:value-type="float" office:value="375900">
            <text:p>3759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161100">
            <text:p>1611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670500">
            <text:p>670500</text:p>
          </table:table-cell>
          <table:table-cell office:value-type="float" office:value="376600">
            <text:p>3766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161600">
            <text:p>1616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679800">
            <text:p>679800</text:p>
          </table:table-cell>
          <table:table-cell office:value-type="float" office:value="377400">
            <text:p>3774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161900">
            <text:p>1619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687100">
            <text:p>687100</text:p>
          </table:table-cell>
          <table:table-cell office:value-type="float" office:value="378100">
            <text:p>3781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162000">
            <text:p>1620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692700">
            <text:p>692700</text:p>
          </table:table-cell>
          <table:table-cell office:value-type="float" office:value="378900">
            <text:p>378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162400">
            <text:p>1624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698200">
            <text:p>698200</text:p>
          </table:table-cell>
          <table:table-cell office:value-type="float" office:value="379600">
            <text:p>3796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163100">
            <text:p>1631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703300">
            <text:p>703300</text:p>
          </table:table-cell>
          <table:table-cell office:value-type="float" office:value="379400">
            <text:p>3794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707200">
            <text:p>707200</text:p>
          </table:table-cell>
          <table:table-cell office:value-type="float" office:value="378600">
            <text:p>3786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165200">
            <text:p>165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707500">
            <text:p>707500</text:p>
          </table:table-cell>
          <table:table-cell office:value-type="float" office:value="378800">
            <text:p>3788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166200">
            <text:p>1662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707700">
            <text:p>707700</text:p>
          </table:table-cell>
          <table:table-cell office:value-type="float" office:value="378700">
            <text:p>378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167100">
            <text:p>1671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708000">
            <text:p>708000</text:p>
          </table:table-cell>
          <table:table-cell office:value-type="float" office:value="377600">
            <text:p>3776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168300">
            <text:p>1683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708100">
            <text:p>708100</text:p>
          </table:table-cell>
          <table:table-cell office:value-type="float" office:value="376300">
            <text:p>3763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170200">
            <text:p>1702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706600">
            <text:p>706600</text:p>
          </table:table-cell>
          <table:table-cell office:value-type="float" office:value="376300">
            <text:p>376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172000">
            <text:p>1720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703400">
            <text:p>703400</text:p>
          </table:table-cell>
          <table:table-cell office:value-type="float" office:value="376400">
            <text:p>3764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172500">
            <text:p>1725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99400">
            <text:p>699400</text:p>
          </table:table-cell>
          <table:table-cell office:value-type="float" office:value="374800">
            <text:p>3748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172700">
            <text:p>1727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97200">
            <text:p>697200</text:p>
          </table:table-cell>
          <table:table-cell office:value-type="float" office:value="371500">
            <text:p>3715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173200">
            <text:p>173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92600">
            <text:p>692600</text:p>
          </table:table-cell>
          <table:table-cell office:value-type="float" office:value="367700">
            <text:p>367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173400">
            <text:p>1734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86400">
            <text:p>686400</text:p>
          </table:table-cell>
          <table:table-cell office:value-type="float" office:value="364400">
            <text:p>3644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80700">
            <text:p>680700</text:p>
          </table:table-cell>
          <table:table-cell office:value-type="float" office:value="362400">
            <text:p>3624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76000">
            <text:p>676000</text:p>
          </table:table-cell>
          <table:table-cell office:value-type="float" office:value="360800">
            <text:p>3608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174600">
            <text:p>1746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72200">
            <text:p>672200</text:p>
          </table:table-cell>
          <table:table-cell office:value-type="float" office:value="358700">
            <text:p>3587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174800">
            <text:p>1748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70200">
            <text:p>670200</text:p>
          </table:table-cell>
          <table:table-cell office:value-type="float" office:value="357000">
            <text:p>3570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174900">
            <text:p>1749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71800">
            <text:p>671800</text:p>
          </table:table-cell>
          <table:table-cell office:value-type="float" office:value="357000">
            <text:p>3570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76000">
            <text:p>676000</text:p>
          </table:table-cell>
          <table:table-cell office:value-type="float" office:value="358000">
            <text:p>3580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678000">
            <text:p>678000</text:p>
          </table:table-cell>
          <table:table-cell office:value-type="float" office:value="358600">
            <text:p>358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173900">
            <text:p>1739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677900">
            <text:p>677900</text:p>
          </table:table-cell>
          <table:table-cell office:value-type="float" office:value="357800">
            <text:p>3578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175600">
            <text:p>1756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677800">
            <text:p>677800</text:p>
          </table:table-cell>
          <table:table-cell office:value-type="float" office:value="356200">
            <text:p>3562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175400">
            <text:p>1754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675800">
            <text:p>675800</text:p>
          </table:table-cell>
          <table:table-cell office:value-type="float" office:value="354300">
            <text:p>354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174700">
            <text:p>1747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671600">
            <text:p>671600</text:p>
          </table:table-cell>
          <table:table-cell office:value-type="float" office:value="352500">
            <text:p>352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667800">
            <text:p>667800</text:p>
          </table:table-cell>
          <table:table-cell office:value-type="float" office:value="350800">
            <text:p>3508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173500">
            <text:p>1735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662700">
            <text:p>662700</text:p>
          </table:table-cell>
          <table:table-cell office:value-type="float" office:value="349000">
            <text:p>3490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656800">
            <text:p>656800</text:p>
          </table:table-cell>
          <table:table-cell office:value-type="float" office:value="346800">
            <text:p>3468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171400">
            <text:p>1714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648900">
            <text:p>648900</text:p>
          </table:table-cell>
          <table:table-cell office:value-type="float" office:value="345300">
            <text:p>3453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170400">
            <text:p>1704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638400">
            <text:p>638400</text:p>
          </table:table-cell>
          <table:table-cell office:value-type="float" office:value="343700">
            <text:p>3437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169500">
            <text:p>1695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628600">
            <text:p>628600</text:p>
          </table:table-cell>
          <table:table-cell office:value-type="float" office:value="341700">
            <text:p>3417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170800">
            <text:p>1708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622600">
            <text:p>622600</text:p>
          </table:table-cell>
          <table:table-cell office:value-type="float" office:value="338500">
            <text:p>3385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170600">
            <text:p>170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615800">
            <text:p>615800</text:p>
          </table:table-cell>
          <table:table-cell office:value-type="float" office:value="336000">
            <text:p>3360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168200">
            <text:p>1682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605200">
            <text:p>605200</text:p>
          </table:table-cell>
          <table:table-cell office:value-type="float" office:value="334500">
            <text:p>3345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166300">
            <text:p>1663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594100">
            <text:p>594100</text:p>
          </table:table-cell>
          <table:table-cell office:value-type="float" office:value="333000">
            <text:p>3330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582500">
            <text:p>582500</text:p>
          </table:table-cell>
          <table:table-cell office:value-type="float" office:value="331300">
            <text:p>3313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572400">
            <text:p>572400</text:p>
          </table:table-cell>
          <table:table-cell office:value-type="float" office:value="330200">
            <text:p>3302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162800">
            <text:p>1628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562900">
            <text:p>562900</text:p>
          </table:table-cell>
          <table:table-cell office:value-type="float" office:value="329700">
            <text:p>3297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161300">
            <text:p>1613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553800">
            <text:p>553800</text:p>
          </table:table-cell>
          <table:table-cell office:value-type="float" office:value="328300">
            <text:p>3283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158300">
            <text:p>1583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545300">
            <text:p>545300</text:p>
          </table:table-cell>
          <table:table-cell office:value-type="float" office:value="326000">
            <text:p>3260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156800">
            <text:p>1568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536200">
            <text:p>536200</text:p>
          </table:table-cell>
          <table:table-cell office:value-type="float" office:value="323000">
            <text:p>323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155100">
            <text:p>1551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523900">
            <text:p>523900</text:p>
          </table:table-cell>
          <table:table-cell office:value-type="float" office:value="320300">
            <text:p>3203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151900">
            <text:p>151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511600">
            <text:p>511600</text:p>
          </table:table-cell>
          <table:table-cell office:value-type="float" office:value="315900">
            <text:p>3159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147700">
            <text:p>1477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502300">
            <text:p>502300</text:p>
          </table:table-cell>
          <table:table-cell office:value-type="float" office:value="312900">
            <text:p>3129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144900">
            <text:p>1449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97700">
            <text:p>497700</text:p>
          </table:table-cell>
          <table:table-cell office:value-type="float" office:value="312000">
            <text:p>3120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143600">
            <text:p>1436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93900">
            <text:p>493900</text:p>
          </table:table-cell>
          <table:table-cell office:value-type="float" office:value="310700">
            <text:p>3107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143300">
            <text:p>1433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89500">
            <text:p>489500</text:p>
          </table:table-cell>
          <table:table-cell office:value-type="float" office:value="309800">
            <text:p>309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90000">
            <text:p>490000</text:p>
          </table:table-cell>
          <table:table-cell office:value-type="float" office:value="312200">
            <text:p>3122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93900">
            <text:p>493900</text:p>
          </table:table-cell>
          <table:table-cell office:value-type="float" office:value="314700">
            <text:p>3147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97300">
            <text:p>497300</text:p>
          </table:table-cell>
          <table:table-cell office:value-type="float" office:value="316000">
            <text:p>3160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501500">
            <text:p>501500</text:p>
          </table:table-cell>
          <table:table-cell office:value-type="float" office:value="317000">
            <text:p>3170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142900">
            <text:p>1429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506400">
            <text:p>506400</text:p>
          </table:table-cell>
          <table:table-cell office:value-type="float" office:value="318200">
            <text:p>3182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143100">
            <text:p>1431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510900">
            <text:p>510900</text:p>
          </table:table-cell>
          <table:table-cell office:value-type="float" office:value="319500">
            <text:p>3195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517600">
            <text:p>517600</text:p>
          </table:table-cell>
          <table:table-cell office:value-type="float" office:value="320700">
            <text:p>3207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519600">
            <text:p>519600</text:p>
          </table:table-cell>
          <table:table-cell office:value-type="float" office:value="320800">
            <text:p>3208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141900">
            <text:p>1419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517800">
            <text:p>517800</text:p>
          </table:table-cell>
          <table:table-cell office:value-type="float" office:value="319900">
            <text:p>319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140900">
            <text:p>1409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517700">
            <text:p>517700</text:p>
          </table:table-cell>
          <table:table-cell office:value-type="float" office:value="319500">
            <text:p>3195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139700">
            <text:p>139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516500">
            <text:p>516500</text:p>
          </table:table-cell>
          <table:table-cell office:value-type="float" office:value="320100">
            <text:p>3201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138400">
            <text:p>1384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513900">
            <text:p>513900</text:p>
          </table:table-cell>
          <table:table-cell office:value-type="float" office:value="320200">
            <text:p>320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138200">
            <text:p>1382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513100">
            <text:p>513100</text:p>
          </table:table-cell>
          <table:table-cell office:value-type="float" office:value="319500">
            <text:p>3195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509900">
            <text:p>509900</text:p>
          </table:table-cell>
          <table:table-cell office:value-type="float" office:value="318200">
            <text:p>3182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137700">
            <text:p>1377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505000">
            <text:p>505000</text:p>
          </table:table-cell>
          <table:table-cell office:value-type="float" office:value="316700">
            <text:p>3167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135500">
            <text:p>1355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503400">
            <text:p>503400</text:p>
          </table:table-cell>
          <table:table-cell office:value-type="float" office:value="315200">
            <text:p>3152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133000">
            <text:p>1330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502200">
            <text:p>502200</text:p>
          </table:table-cell>
          <table:table-cell office:value-type="float" office:value="314500">
            <text:p>3145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131900">
            <text:p>1319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99700">
            <text:p>499700</text:p>
          </table:table-cell>
          <table:table-cell office:value-type="float" office:value="313400">
            <text:p>313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131600">
            <text:p>1316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97700">
            <text:p>497700</text:p>
          </table:table-cell>
          <table:table-cell office:value-type="float" office:value="312700">
            <text:p>3127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130900">
            <text:p>1309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94200">
            <text:p>494200</text:p>
          </table:table-cell>
          <table:table-cell office:value-type="float" office:value="313300">
            <text:p>3133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128900">
            <text:p>1289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88800">
            <text:p>488800</text:p>
          </table:table-cell>
          <table:table-cell office:value-type="float" office:value="312600">
            <text:p>3126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126600">
            <text:p>1266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82800">
            <text:p>482800</text:p>
          </table:table-cell>
          <table:table-cell office:value-type="float" office:value="309500">
            <text:p>3095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78100">
            <text:p>478100</text:p>
          </table:table-cell>
          <table:table-cell office:value-type="float" office:value="308200">
            <text:p>3082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120800">
            <text:p>1208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75300">
            <text:p>475300</text:p>
          </table:table-cell>
          <table:table-cell office:value-type="float" office:value="309600">
            <text:p>3096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119100">
            <text:p>1191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472900">
            <text:p>472900</text:p>
          </table:table-cell>
          <table:table-cell office:value-type="float" office:value="310300">
            <text:p>3103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118000">
            <text:p>1180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469100">
            <text:p>469100</text:p>
          </table:table-cell>
          <table:table-cell office:value-type="float" office:value="309500">
            <text:p>3095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467100">
            <text:p>467100</text:p>
          </table:table-cell>
          <table:table-cell office:value-type="float" office:value="308300">
            <text:p>3083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116200">
            <text:p>1162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466300">
            <text:p>466300</text:p>
          </table:table-cell>
          <table:table-cell office:value-type="float" office:value="307400">
            <text:p>3074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465000">
            <text:p>465000</text:p>
          </table:table-cell>
          <table:table-cell office:value-type="float" office:value="306100">
            <text:p>3061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117100">
            <text:p>1171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464100">
            <text:p>464100</text:p>
          </table:table-cell>
          <table:table-cell office:value-type="float" office:value="304500">
            <text:p>3045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115500">
            <text:p>1155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463700">
            <text:p>463700</text:p>
          </table:table-cell>
          <table:table-cell office:value-type="float" office:value="304100">
            <text:p>3041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114700">
            <text:p>114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462700">
            <text:p>462700</text:p>
          </table:table-cell>
          <table:table-cell office:value-type="float" office:value="304700">
            <text:p>3047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461300">
            <text:p>461300</text:p>
          </table:table-cell>
          <table:table-cell office:value-type="float" office:value="304800">
            <text:p>3048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461000">
            <text:p>461000</text:p>
          </table:table-cell>
          <table:table-cell office:value-type="float" office:value="305500">
            <text:p>3055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464100">
            <text:p>464100</text:p>
          </table:table-cell>
          <table:table-cell office:value-type="float" office:value="306700">
            <text:p>3067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113400">
            <text:p>1134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470000">
            <text:p>470000</text:p>
          </table:table-cell>
          <table:table-cell office:value-type="float" office:value="308200">
            <text:p>3082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114000">
            <text:p>114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75700">
            <text:p>475700</text:p>
          </table:table-cell>
          <table:table-cell office:value-type="float" office:value="309600">
            <text:p>309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114200">
            <text:p>1142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481500">
            <text:p>481500</text:p>
          </table:table-cell>
          <table:table-cell office:value-type="float" office:value="311000">
            <text:p>3110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114400">
            <text:p>1144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487800">
            <text:p>487800</text:p>
          </table:table-cell>
          <table:table-cell office:value-type="float" office:value="310100">
            <text:p>3101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112800">
            <text:p>112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494700">
            <text:p>494700</text:p>
          </table:table-cell>
          <table:table-cell office:value-type="float" office:value="310000">
            <text:p>3100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111100">
            <text:p>1111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503400">
            <text:p>503400</text:p>
          </table:table-cell>
          <table:table-cell office:value-type="float" office:value="311800">
            <text:p>3118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111200">
            <text:p>1112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513100">
            <text:p>513100</text:p>
          </table:table-cell>
          <table:table-cell office:value-type="float" office:value="314700">
            <text:p>3147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112400">
            <text:p>1124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520500">
            <text:p>520500</text:p>
          </table:table-cell>
          <table:table-cell office:value-type="float" office:value="317100">
            <text:p>3171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529900">
            <text:p>529900</text:p>
          </table:table-cell>
          <table:table-cell office:value-type="float" office:value="319100">
            <text:p>3191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541000">
            <text:p>541000</text:p>
          </table:table-cell>
          <table:table-cell office:value-type="float" office:value="320500">
            <text:p>3205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115700">
            <text:p>1157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553900">
            <text:p>553900</text:p>
          </table:table-cell>
          <table:table-cell office:value-type="float" office:value="321300">
            <text:p>321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116900">
            <text:p>116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570800">
            <text:p>570800</text:p>
          </table:table-cell>
          <table:table-cell office:value-type="float" office:value="323700">
            <text:p>3237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118200">
            <text:p>1182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585600">
            <text:p>585600</text:p>
          </table:table-cell>
          <table:table-cell office:value-type="float" office:value="326300">
            <text:p>3263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594200">
            <text:p>594200</text:p>
          </table:table-cell>
          <table:table-cell office:value-type="float" office:value="328600">
            <text:p>3286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611800">
            <text:p>611800</text:p>
          </table:table-cell>
          <table:table-cell office:value-type="float" office:value="332200">
            <text:p>3322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121700">
            <text:p>1217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626800">
            <text:p>626800</text:p>
          </table:table-cell>
          <table:table-cell office:value-type="float" office:value="338300">
            <text:p>3383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125600">
            <text:p>1256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629100">
            <text:p>629100</text:p>
          </table:table-cell>
          <table:table-cell office:value-type="float" office:value="341100">
            <text:p>3411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127700">
            <text:p>1277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630700">
            <text:p>630700</text:p>
          </table:table-cell>
          <table:table-cell office:value-type="float" office:value="342100">
            <text:p>3421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128200">
            <text:p>1282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636900">
            <text:p>636900</text:p>
          </table:table-cell>
          <table:table-cell office:value-type="float" office:value="343800">
            <text:p>3438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128500">
            <text:p>1285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637100">
            <text:p>637100</text:p>
          </table:table-cell>
          <table:table-cell office:value-type="float" office:value="349200">
            <text:p>3492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135200">
            <text:p>135200</text:p>
          </table:table-cell>
        </table:table-row>
      </table:table>
      <table:named-expressions/>
      <table:database-ranges>
        <table:database-range table:name="__Anonymous_Sheet_DB__4" table:target-range-address="prices.K1:prices.K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percentage-style style:name="N135">
      <number:number number:decimal-places="1" number:min-integer-digits="1"/>
      <number:text>%</number:text>
    </number:percentage-style>
    <number:number-style style:name="N13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29T18:23:37</dc:date>
    <dc:creator>Lewis </dc:creator>
    <meta:editing-duration>PT11H48M1S</meta:editing-duration>
    <meta:editing-cycles>72</meta:editing-cycles>
    <meta:generator>LibreOffice/3.5$Linux_X86_64 LibreOffice_project/350m1$Build-2</meta:generator>
    <meta:document-statistic meta:table-count="5" meta:cell-count="2491" meta:object-count="0"/>
  </office:meta>
</office:document-meta>
</file>